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style:font-name="Arial" fo:font-size="12pt" officeooo:rsid="004297bd" officeooo:paragraph-rsid="004297bd" style:font-size-asian="12pt" style:font-size-complex="12pt"/>
    </style:style>
    <style:style style:name="P32" style:family="paragraph" style:parent-style-name="Preformatted_20_Text">
      <style:text-properties fo:color="#000000" style:font-name="Arial" fo:font-size="12pt" style:font-size-asian="12pt" style:font-size-complex="12pt"/>
    </style:style>
    <style:style style:name="P33" style:family="paragraph" style:parent-style-name="Preformatted_20_Text">
      <style:text-properties fo:color="#ff3366" style:font-name="Arial" fo:font-size="12pt" style:font-size-asian="12pt" style:font-size-complex="12pt"/>
    </style:style>
    <style:style style:name="P34" style:family="paragraph" style:parent-style-name="Preformatted_20_Text">
      <style:text-properties officeooo:paragraph-rsid="0024baa2"/>
    </style:style>
    <style:style style:name="P35" style:family="paragraph" style:parent-style-name="Preformatted_20_Text" style:master-page-name="MP0">
      <style:paragraph-properties style:page-number="auto" fo:break-before="page"/>
    </style:style>
    <style:style style:name="P36" style:family="paragraph" style:parent-style-name="Preformatted_20_Text" style:list-style-name="L1">
      <style:text-properties style:font-name="Arial" fo:font-size="12pt" officeooo:rsid="004297bd" officeooo:paragraph-rsid="004297bd" style:font-size-asian="12pt" style:font-size-complex="12pt"/>
    </style:style>
    <style:style style:name="P37" style:family="paragraph" style:parent-style-name="Preformatted_20_Text" style:list-style-name="L2">
      <style:text-properties style:font-name="Arial" fo:font-size="12pt" officeooo:rsid="0041dd66" officeooo:paragraph-rsid="0041dd66" style:font-size-asian="12pt" style:font-size-complex="12pt"/>
    </style:style>
    <style:style style:name="P38" style:family="paragraph" style:parent-style-name="Preformatted_20_Text" style:list-style-name="L3">
      <style:text-properties style:font-name="Arial" fo:font-size="12pt" officeooo:rsid="00412666" officeooo:paragraph-rsid="00412666" style:font-size-asian="12pt" style:font-size-complex="12pt"/>
    </style:style>
    <style:style style:name="P39" style:family="paragraph" style:parent-style-name="Preformatted_20_Text" style:list-style-name="L4">
      <style:text-properties style:font-name="Arial" fo:font-size="12pt" officeooo:rsid="0040e19d" officeooo:paragraph-rsid="0040e19d" style:font-size-asian="12pt" style:font-size-complex="12pt"/>
    </style:style>
    <style:style style:name="P40" style:family="paragraph" style:parent-style-name="Preformatted_20_Text" style:list-style-name="L5">
      <style:text-properties style:font-name="Arial" fo:font-size="12pt" officeooo:rsid="003f6b82" officeooo:paragraph-rsid="003f6b82" style:font-size-asian="12pt" style:font-size-complex="12pt"/>
    </style:style>
    <style:style style:name="P41" style:family="paragraph" style:parent-style-name="Preformatted_20_Text" style:list-style-name="L6">
      <style:text-properties style:font-name="Arial" fo:font-size="12pt" officeooo:rsid="003df2d7" officeooo:paragraph-rsid="003df2d7" style:font-size-asian="12pt" style:font-size-complex="12pt"/>
    </style:style>
    <style:style style:name="P42" style:family="paragraph" style:parent-style-name="Preformatted_20_Text" style:list-style-name="L7">
      <style:text-properties style:font-name="Arial" fo:font-size="12pt" officeooo:rsid="003bae48" officeooo:paragraph-rsid="003bae48" style:font-size-asian="12pt" style:font-size-complex="12pt"/>
    </style:style>
    <style:style style:name="P43" style:family="paragraph" style:parent-style-name="Preformatted_20_Text" style:list-style-name="L8">
      <style:text-properties style:font-name="Arial" fo:font-size="12pt" officeooo:rsid="0039c55f" officeooo:paragraph-rsid="0039c55f" style:font-size-asian="12pt" style:font-size-complex="12pt"/>
    </style:style>
    <style:style style:name="P44" style:family="paragraph" style:parent-style-name="Preformatted_20_Text" style:list-style-name="L9">
      <style:text-properties style:font-name="Arial" fo:font-size="12pt" officeooo:rsid="0038a9dd" officeooo:paragraph-rsid="0038a9dd" style:font-size-asian="12pt" style:font-size-complex="12pt"/>
    </style:style>
    <style:style style:name="P45" style:family="paragraph" style:parent-style-name="Preformatted_20_Text" style:list-style-name="L10">
      <style:text-properties style:font-name="Arial" fo:font-size="12pt" officeooo:rsid="0037aa61" officeooo:paragraph-rsid="0037aa61" style:font-size-asian="12pt" style:font-size-complex="12pt"/>
    </style:style>
    <style:style style:name="P46" style:family="paragraph" style:parent-style-name="Preformatted_20_Text" style:list-style-name="L11">
      <style:text-properties style:font-name="Arial" fo:font-size="12pt" officeooo:rsid="00364df0" officeooo:paragraph-rsid="0036e714" style:font-size-asian="12pt" style:font-size-complex="12pt"/>
    </style:style>
    <style:style style:name="P47" style:family="paragraph" style:parent-style-name="Preformatted_20_Text" style:list-style-name="L11">
      <style:text-properties style:font-name="Arial" fo:font-size="12pt" officeooo:rsid="00364df0" officeooo:paragraph-rsid="00364df0" style:font-size-asian="12pt" style:font-size-complex="12pt"/>
    </style:style>
    <style:style style:name="P48" style:family="paragraph" style:parent-style-name="Preformatted_20_Text" style:list-style-name="L12">
      <style:text-properties style:font-name="Arial" fo:font-size="12pt" officeooo:rsid="00335f0d" officeooo:paragraph-rsid="00335f0d" style:font-size-asian="12pt" style:font-size-complex="12pt"/>
    </style:style>
    <style:style style:name="P49" style:family="paragraph" style:parent-style-name="Preformatted_20_Text" style:list-style-name="L12">
      <style:text-properties style:font-name="Arial" fo:font-size="12pt" officeooo:rsid="00346962" officeooo:paragraph-rsid="00346962" style:font-size-asian="12pt" style:font-size-complex="12pt"/>
    </style:style>
    <style:style style:name="P50" style:family="paragraph" style:parent-style-name="Preformatted_20_Text" style:list-style-name="L13">
      <style:text-properties style:font-name="Arial" fo:font-size="12pt" officeooo:rsid="0031d4a2" officeooo:paragraph-rsid="0031d4a2" style:font-size-asian="12pt" style:font-size-complex="12pt"/>
    </style:style>
    <style:style style:name="P51" style:family="paragraph" style:parent-style-name="Preformatted_20_Text" style:list-style-name="L14">
      <style:text-properties style:font-name="Arial" fo:font-size="12pt" officeooo:rsid="003101e6" officeooo:paragraph-rsid="003101e6" style:font-size-asian="12pt" style:font-size-complex="12pt"/>
    </style:style>
    <style:style style:name="P52" style:family="paragraph" style:parent-style-name="Preformatted_20_Text" style:list-style-name="L15">
      <style:text-properties style:font-name="Arial" fo:font-size="12pt" officeooo:rsid="0030284f" officeooo:paragraph-rsid="0030284f" style:font-size-asian="12pt" style:font-size-complex="12pt"/>
    </style:style>
    <style:style style:name="P53" style:family="paragraph" style:parent-style-name="Preformatted_20_Text" style:list-style-name="L16">
      <style:text-properties style:font-name="Arial" fo:font-size="12pt" officeooo:rsid="002f142d" officeooo:paragraph-rsid="002f142d" style:font-size-asian="12pt" style:font-size-complex="12pt"/>
    </style:style>
    <style:style style:name="P54" style:family="paragraph" style:parent-style-name="Preformatted_20_Text" style:list-style-name="L17">
      <style:text-properties style:font-name="Arial" fo:font-size="12pt" officeooo:rsid="002caf42" officeooo:paragraph-rsid="002caf42" style:font-size-asian="12pt" style:font-size-complex="12pt"/>
    </style:style>
    <style:style style:name="P55" style:family="paragraph" style:parent-style-name="Preformatted_20_Text" style:list-style-name="L17">
      <style:text-properties style:font-name="Arial" fo:font-size="12pt" officeooo:rsid="002cabf3" officeooo:paragraph-rsid="002cabf3" style:font-size-asian="12pt" style:font-size-complex="12pt"/>
    </style:style>
    <style:style style:name="P56" style:family="paragraph" style:parent-style-name="Preformatted_20_Text" style:list-style-name="L18">
      <style:text-properties style:font-name="Arial" fo:font-size="12pt" officeooo:rsid="0028ea18" officeooo:paragraph-rsid="002b31ec" style:font-size-asian="12pt" style:font-size-complex="12pt"/>
    </style:style>
    <style:style style:name="P57" style:family="paragraph" style:parent-style-name="Preformatted_20_Text" style:list-style-name="L19">
      <style:text-properties style:font-name="Arial" fo:font-size="12pt" officeooo:rsid="0028884f" officeooo:paragraph-rsid="0028884f" style:font-size-asian="12pt" style:font-size-complex="12pt"/>
    </style:style>
    <style:style style:name="P58" style:family="paragraph" style:parent-style-name="Preformatted_20_Text" style:list-style-name="L20">
      <style:text-properties style:font-name="Arial" fo:font-size="12pt" officeooo:rsid="0027407a" officeooo:paragraph-rsid="0027407a" style:font-size-asian="12pt" style:font-size-complex="12pt"/>
    </style:style>
    <style:style style:name="P59" style:family="paragraph" style:parent-style-name="Preformatted_20_Text" style:list-style-name="L21">
      <style:text-properties style:font-name="Arial" fo:font-size="12pt" officeooo:rsid="0025837c" officeooo:paragraph-rsid="0025837c" style:font-size-asian="12pt" style:font-size-complex="12pt"/>
    </style:style>
    <style:style style:name="P60" style:family="paragraph" style:parent-style-name="Preformatted_20_Text" style:list-style-name="L22">
      <style:text-properties style:font-name="Arial" fo:font-size="12pt" officeooo:rsid="0023bb62" officeooo:paragraph-rsid="0023bb62" style:font-size-asian="12pt" style:font-size-complex="12pt"/>
    </style:style>
    <style:style style:name="P61" style:family="paragraph" style:parent-style-name="Preformatted_20_Text" style:list-style-name="L23">
      <style:text-properties style:font-name="Arial" fo:font-size="12pt" officeooo:rsid="00225503" officeooo:paragraph-rsid="00225503" style:font-size-asian="12pt" style:font-size-complex="12pt"/>
    </style:style>
    <style:style style:name="P62" style:family="paragraph" style:parent-style-name="Preformatted_20_Text" style:list-style-name="L24">
      <style:text-properties style:font-name="Arial" fo:font-size="12pt" officeooo:rsid="00211a89" officeooo:paragraph-rsid="00211a89" style:font-size-asian="12pt" style:font-size-complex="12pt"/>
    </style:style>
    <style:style style:name="P63" style:family="paragraph" style:parent-style-name="Preformatted_20_Text" style:list-style-name="L25">
      <style:text-properties style:font-name="Arial" fo:font-size="12pt" officeooo:rsid="0020622d" officeooo:paragraph-rsid="0020622d" style:font-size-asian="12pt" style:font-size-complex="12pt"/>
    </style:style>
    <style:style style:name="P64" style:family="paragraph" style:parent-style-name="Preformatted_20_Text" style:list-style-name="L26">
      <style:text-properties style:font-name="Arial" fo:font-size="12pt" officeooo:rsid="00205802" officeooo:paragraph-rsid="00205802" style:font-size-asian="12pt" style:font-size-complex="12pt"/>
    </style:style>
    <style:style style:name="P65" style:family="paragraph" style:parent-style-name="Preformatted_20_Text" style:list-style-name="L27">
      <style:text-properties style:font-name="Arial" fo:font-size="12pt" officeooo:rsid="001f54a6" officeooo:paragraph-rsid="001f54a6" style:font-size-asian="12pt" style:font-size-complex="12pt"/>
    </style:style>
    <style:style style:name="P66" style:family="paragraph" style:parent-style-name="Preformatted_20_Text" style:list-style-name="L28">
      <style:text-properties style:font-name="Arial" fo:font-size="12pt" officeooo:rsid="001d7f65" officeooo:paragraph-rsid="001d7f65" style:font-size-asian="12pt" style:font-size-complex="12pt"/>
    </style:style>
    <style:style style:name="P67" style:family="paragraph" style:parent-style-name="Preformatted_20_Text" style:list-style-name="L29">
      <style:text-properties style:font-name="Arial" fo:font-size="12pt" style:font-size-asian="12pt" style:font-size-complex="12pt"/>
    </style:style>
    <style:style style:name="P68" style:family="paragraph" style:parent-style-name="Preformatted_20_Text" style:list-style-name="L30">
      <style:text-properties style:font-name="Arial" fo:font-size="12pt" style:font-size-asian="12pt" style:font-size-complex="12pt"/>
    </style:style>
    <style:style style:name="P69" style:family="paragraph" style:parent-style-name="Preformatted_20_Text" style:list-style-name="L31">
      <style:text-properties style:font-name="Arial" fo:font-size="12pt" style:font-size-asian="12pt" style:font-size-complex="12pt"/>
    </style:style>
    <style:style style:name="P70" style:family="paragraph" style:parent-style-name="Preformatted_20_Text" style:list-style-name="L33">
      <style:text-properties style:font-name="Arial" fo:font-size="12pt" style:font-size-asian="12pt" style:font-size-complex="12pt"/>
    </style:style>
    <style:style style:name="P71" style:family="paragraph" style:parent-style-name="Preformatted_20_Text" style:list-style-name="L34">
      <style:text-properties style:font-name="Arial" fo:font-size="12pt" style:font-size-asian="12pt" style:font-size-complex="12pt"/>
    </style:style>
    <style:style style:name="P72" style:family="paragraph" style:parent-style-name="Preformatted_20_Text" style:list-style-name="L35">
      <style:text-properties style:font-name="Arial" fo:font-size="12pt" style:font-size-asian="12pt" style:font-size-complex="12pt"/>
    </style:style>
    <style:style style:name="P73" style:family="paragraph" style:parent-style-name="Preformatted_20_Text" style:list-style-name="L36">
      <style:text-properties style:font-name="Arial" fo:font-size="12pt" style:font-size-asian="12pt" style:font-size-complex="12pt"/>
    </style:style>
    <style:style style:name="P74" style:family="paragraph" style:parent-style-name="Preformatted_20_Text" style:list-style-name="L37">
      <style:text-properties style:font-name="Arial" fo:font-size="12pt" style:font-size-asian="12pt" style:font-size-complex="12pt"/>
    </style:style>
    <style:style style:name="P75" style:family="paragraph" style:parent-style-name="Preformatted_20_Text" style:list-style-name="L38">
      <style:text-properties style:font-name="Arial" fo:font-size="12pt" style:font-size-asian="12pt" style:font-size-complex="12pt"/>
    </style:style>
    <style:style style:name="P76" style:family="paragraph" style:parent-style-name="Preformatted_20_Text" style:list-style-name="L39">
      <style:text-properties style:font-name="Arial" fo:font-size="12pt" style:font-size-asian="12pt" style:font-size-complex="12pt"/>
    </style:style>
    <style:style style:name="P77" style:family="paragraph" style:parent-style-name="Preformatted_20_Text" style:list-style-name="L40">
      <style:text-properties style:font-name="Arial" fo:font-size="12pt" style:font-size-asian="12pt" style:font-size-complex="12pt"/>
    </style:style>
    <style:style style:name="P78" style:family="paragraph" style:parent-style-name="Preformatted_20_Text" style:list-style-name="L41">
      <style:text-properties style:font-name="Arial" fo:font-size="12pt" style:font-size-asian="12pt" style:font-size-complex="12pt"/>
    </style:style>
    <style:style style:name="P79" style:family="paragraph" style:parent-style-name="Preformatted_20_Text" style:list-style-name="L42">
      <style:text-properties style:font-name="Arial" fo:font-size="12pt" style:font-size-asian="12pt" style:font-size-complex="12pt"/>
    </style:style>
    <style:style style:name="P80" style:family="paragraph" style:parent-style-name="Preformatted_20_Text" style:list-style-name="L43">
      <style:text-properties style:font-name="Arial" fo:font-size="12pt" style:font-size-asian="12pt" style:font-size-complex="12pt"/>
    </style:style>
    <style:style style:name="P81" style:family="paragraph" style:parent-style-name="Preformatted_20_Text" style:list-style-name="L44">
      <style:text-properties style:font-name="Arial" fo:font-size="12pt" style:font-size-asian="12pt" style:font-size-complex="12pt"/>
    </style:style>
    <style:style style:name="P82" style:family="paragraph" style:parent-style-name="Preformatted_20_Text" style:list-style-name="L45">
      <style:text-properties style:font-name="Arial" fo:font-size="12pt" style:font-size-asian="12pt" style:font-size-complex="12pt"/>
    </style:style>
    <style:style style:name="P83" style:family="paragraph" style:parent-style-name="Preformatted_20_Text" style:list-style-name="L46">
      <style:text-properties style:font-name="Arial" fo:font-size="12pt" style:font-size-asian="12pt" style:font-size-complex="12pt"/>
    </style:style>
    <style:style style:name="P84" style:family="paragraph" style:parent-style-name="Preformatted_20_Text" style:list-style-name="L47">
      <style:text-properties style:font-name="Arial" fo:font-size="12pt" style:font-size-asian="12pt" style:font-size-complex="12pt"/>
    </style:style>
    <style:style style:name="P85" style:family="paragraph" style:parent-style-name="Preformatted_20_Text" style:list-style-name="L48">
      <style:text-properties style:font-name="Arial" fo:font-size="12pt" style:font-size-asian="12pt" style:font-size-complex="12pt"/>
    </style:style>
    <style:style style:name="P86" style:family="paragraph" style:parent-style-name="Preformatted_20_Text" style:list-style-name="L49">
      <style:text-properties style:font-name="Arial" fo:font-size="12pt" style:font-size-asian="12pt" style:font-size-complex="12pt"/>
    </style:style>
    <style:style style:name="P87" style:family="paragraph" style:parent-style-name="Preformatted_20_Text" style:list-style-name="L50">
      <style:text-properties style:font-name="Arial" fo:font-size="12pt" style:font-size-asian="12pt" style:font-size-complex="12pt"/>
    </style:style>
    <style:style style:name="P88" style:family="paragraph" style:parent-style-name="Preformatted_20_Text" style:list-style-name="L51">
      <style:text-properties style:font-name="Arial" fo:font-size="12pt" style:font-size-asian="12pt" style:font-size-complex="12pt"/>
    </style:style>
    <style:style style:name="P89" style:family="paragraph" style:parent-style-name="Preformatted_20_Text" style:list-style-name="L52">
      <style:text-properties style:font-name="Arial" fo:font-size="12pt" style:font-size-asian="12pt" style:font-size-complex="12pt"/>
    </style:style>
    <style:style style:name="P90" style:family="paragraph" style:parent-style-name="Preformatted_20_Text" style:list-style-name="L53">
      <style:text-properties style:font-name="Arial" fo:font-size="12pt" style:font-size-asian="12pt" style:font-size-complex="12pt"/>
    </style:style>
    <style:style style:name="P91" style:family="paragraph" style:parent-style-name="Preformatted_20_Text" style:list-style-name="L54">
      <style:text-properties style:font-name="Arial" fo:font-size="12pt" style:font-size-asian="12pt" style:font-size-complex="12pt"/>
    </style:style>
    <style:style style:name="P92" style:family="paragraph" style:parent-style-name="Preformatted_20_Text" style:list-style-name="L55">
      <style:text-properties style:font-name="Arial" fo:font-size="12pt" style:font-size-asian="12pt" style:font-size-complex="12pt"/>
    </style:style>
    <style:style style:name="P93" style:family="paragraph" style:parent-style-name="Preformatted_20_Text" style:list-style-name="L56">
      <style:text-properties style:font-name="Arial" fo:font-size="12pt" style:font-size-asian="12pt" style:font-size-complex="12pt"/>
    </style:style>
    <style:style style:name="P94" style:family="paragraph" style:parent-style-name="Preformatted_20_Text" style:list-style-name="L57">
      <style:text-properties style:font-name="Arial" fo:font-size="12pt" style:font-size-asian="12pt" style:font-size-complex="12pt"/>
    </style:style>
    <style:style style:name="P95" style:family="paragraph" style:parent-style-name="Preformatted_20_Text" style:list-style-name="L58">
      <style:text-properties style:font-name="Arial" fo:font-size="12pt" style:font-size-asian="12pt" style:font-size-complex="12pt"/>
    </style:style>
    <style:style style:name="P96" style:family="paragraph" style:parent-style-name="Preformatted_20_Text" style:list-style-name="L60">
      <style:text-properties style:font-name="Arial" fo:font-size="12pt" style:font-size-asian="12pt" style:font-size-complex="12pt"/>
    </style:style>
    <style:style style:name="P97" style:family="paragraph" style:parent-style-name="Preformatted_20_Text" style:list-style-name="L61">
      <style:text-properties style:font-name="Arial" fo:font-size="12pt" style:font-size-asian="12pt" style:font-size-complex="12pt"/>
    </style:style>
    <style:style style:name="P98" style:family="paragraph" style:parent-style-name="Preformatted_20_Text" style:list-style-name="L62">
      <style:text-properties style:font-name="Arial" fo:font-size="12pt" style:font-size-asian="12pt" style:font-size-complex="12pt"/>
    </style:style>
    <style:style style:name="P99" style:family="paragraph" style:parent-style-name="Preformatted_20_Text" style:list-style-name="L63">
      <style:text-properties style:font-name="Arial" fo:font-size="12pt" style:font-size-asian="12pt" style:font-size-complex="12pt"/>
    </style:style>
    <style:style style:name="P100" style:family="paragraph" style:parent-style-name="Preformatted_20_Text" style:list-style-name="L64">
      <style:text-properties style:font-name="Arial" fo:font-size="12pt" style:font-size-asian="12pt" style:font-size-complex="12pt"/>
    </style:style>
    <style:style style:name="P101" style:family="paragraph" style:parent-style-name="Preformatted_20_Text" style:list-style-name="L65">
      <style:text-properties style:font-name="Arial" fo:font-size="12pt" style:font-size-asian="12pt" style:font-size-complex="12pt"/>
    </style:style>
    <style:style style:name="P102" style:family="paragraph" style:parent-style-name="Preformatted_20_Text" style:list-style-name="L66">
      <style:text-properties style:font-name="Arial" fo:font-size="12pt" style:font-size-asian="12pt" style:font-size-complex="12pt"/>
    </style:style>
    <style:style style:name="P103" style:family="paragraph" style:parent-style-name="Preformatted_20_Text" style:list-style-name="L67">
      <style:text-properties style:font-name="Arial" fo:font-size="12pt" style:font-size-asian="12pt" style:font-size-complex="12pt"/>
    </style:style>
    <style:style style:name="P104" style:family="paragraph" style:parent-style-name="Preformatted_20_Text" style:list-style-name="L68">
      <style:text-properties style:font-name="Arial" fo:font-size="12pt" style:font-size-asian="12pt" style:font-size-complex="12pt"/>
    </style:style>
    <style:style style:name="P105" style:family="paragraph" style:parent-style-name="Preformatted_20_Text" style:list-style-name="L69">
      <style:text-properties style:font-name="Arial" fo:font-size="12pt" style:font-size-asian="12pt" style:font-size-complex="12pt"/>
    </style:style>
    <style:style style:name="P106" style:family="paragraph" style:parent-style-name="Preformatted_20_Text" style:list-style-name="L70">
      <style:text-properties style:font-name="Arial" fo:font-size="12pt" style:font-size-asian="12pt" style:font-size-complex="12pt"/>
    </style:style>
    <style:style style:name="P107" style:family="paragraph" style:parent-style-name="Preformatted_20_Text" style:list-style-name="L71">
      <style:text-properties style:font-name="Arial" fo:font-size="12pt" style:font-size-asian="12pt" style:font-size-complex="12pt"/>
    </style:style>
    <style:style style:name="P108" style:family="paragraph" style:parent-style-name="Preformatted_20_Text" style:list-style-name="L72">
      <style:text-properties style:font-name="Arial" fo:font-size="12pt" style:font-size-asian="12pt" style:font-size-complex="12pt"/>
    </style:style>
    <style:style style:name="P109" style:family="paragraph" style:parent-style-name="Preformatted_20_Text" style:list-style-name="L73">
      <style:text-properties style:font-name="Arial" fo:font-size="12pt" style:font-size-asian="12pt" style:font-size-complex="12pt"/>
    </style:style>
    <style:style style:name="P110" style:family="paragraph" style:parent-style-name="Preformatted_20_Text" style:list-style-name="L74">
      <style:text-properties style:font-name="Arial" fo:font-size="12pt" style:font-size-asian="12pt" style:font-size-complex="12pt"/>
    </style:style>
    <style:style style:name="P111" style:family="paragraph" style:parent-style-name="Preformatted_20_Text" style:list-style-name="L76">
      <style:text-properties style:font-name="Arial" fo:font-size="12pt" style:font-size-asian="12pt" style:font-size-complex="12pt"/>
    </style:style>
    <style:style style:name="P112" style:family="paragraph" style:parent-style-name="Preformatted_20_Text" style:list-style-name="L77">
      <style:text-properties style:font-name="Arial" fo:font-size="12pt" style:font-size-asian="12pt" style:font-size-complex="12pt"/>
    </style:style>
    <style:style style:name="P113" style:family="paragraph" style:parent-style-name="Preformatted_20_Text" style:list-style-name="L78">
      <style:text-properties style:font-name="Arial" fo:font-size="12pt" style:font-size-asian="12pt" style:font-size-complex="12pt"/>
    </style:style>
    <style:style style:name="P114" style:family="paragraph" style:parent-style-name="Preformatted_20_Text" style:list-style-name="L79">
      <style:text-properties style:font-name="Arial" fo:font-size="12pt" style:font-size-asian="12pt" style:font-size-complex="12pt"/>
    </style:style>
    <style:style style:name="P115" style:family="paragraph" style:parent-style-name="Preformatted_20_Text" style:list-style-name="L80">
      <style:text-properties style:font-name="Arial" fo:font-size="12pt" style:font-size-asian="12pt" style:font-size-complex="12pt"/>
    </style:style>
    <style:style style:name="P116" style:family="paragraph" style:parent-style-name="Preformatted_20_Text" style:list-style-name="L81">
      <style:text-properties style:font-name="Arial" fo:font-size="12pt" style:font-size-asian="12pt" style:font-size-complex="12pt"/>
    </style:style>
    <style:style style:name="P117" style:family="paragraph" style:parent-style-name="Preformatted_20_Text" style:list-style-name="L82">
      <style:text-properties style:font-name="Arial" fo:font-size="12pt" style:font-size-asian="12pt" style:font-size-complex="12pt"/>
    </style:style>
    <style:style style:name="P118" style:family="paragraph" style:parent-style-name="Preformatted_20_Text" style:list-style-name="L83">
      <style:text-properties style:font-name="Arial" fo:font-size="12pt" style:font-size-asian="12pt" style:font-size-complex="12pt"/>
    </style:style>
    <style:style style:name="P119" style:family="paragraph" style:parent-style-name="Preformatted_20_Text" style:list-style-name="L84">
      <style:text-properties style:font-name="Arial" fo:font-size="12pt" style:font-size-asian="12pt" style:font-size-complex="12pt"/>
    </style:style>
    <style:style style:name="P120" style:family="paragraph" style:parent-style-name="Preformatted_20_Text" style:list-style-name="L85">
      <style:text-properties style:font-name="Arial" fo:font-size="12pt" style:font-size-asian="12pt" style:font-size-complex="12pt"/>
    </style:style>
    <style:style style:name="P121" style:family="paragraph" style:parent-style-name="Preformatted_20_Text" style:list-style-name="L86">
      <style:text-properties style:font-name="Arial" fo:font-size="12pt" style:font-size-asian="12pt" style:font-size-complex="12pt"/>
    </style:style>
    <style:style style:name="P122" style:family="paragraph" style:parent-style-name="Preformatted_20_Text" style:list-style-name="L87">
      <style:text-properties style:font-name="Arial" fo:font-size="12pt" style:font-size-asian="12pt" style:font-size-complex="12pt"/>
    </style:style>
    <style:style style:name="P123" style:family="paragraph" style:parent-style-name="Preformatted_20_Text" style:list-style-name="L88">
      <style:text-properties style:font-name="Arial" fo:font-size="12pt" style:font-size-asian="12pt" style:font-size-complex="12pt"/>
    </style:style>
    <style:style style:name="P124" style:family="paragraph" style:parent-style-name="Preformatted_20_Text" style:list-style-name="L89">
      <style:text-properties style:font-name="Arial" fo:font-size="12pt" style:font-size-asian="12pt" style:font-size-complex="12pt"/>
    </style:style>
    <style:style style:name="P125" style:family="paragraph" style:parent-style-name="Preformatted_20_Text" style:list-style-name="L90">
      <style:text-properties style:font-name="Arial" fo:font-size="12pt" style:font-size-asian="12pt" style:font-size-complex="12pt"/>
    </style:style>
    <style:style style:name="P126" style:family="paragraph" style:parent-style-name="Preformatted_20_Text" style:list-style-name="L91">
      <style:text-properties style:font-name="Arial" fo:font-size="12pt" style:font-size-asian="12pt" style:font-size-complex="12pt"/>
    </style:style>
    <style:style style:name="P127" style:family="paragraph" style:parent-style-name="Preformatted_20_Text" style:list-style-name="L92">
      <style:text-properties style:font-name="Arial" fo:font-size="12pt" style:font-size-asian="12pt" style:font-size-complex="12pt"/>
    </style:style>
    <style:style style:name="P128" style:family="paragraph" style:parent-style-name="Preformatted_20_Text" style:list-style-name="L93">
      <style:text-properties style:font-name="Arial" fo:font-size="12pt" style:font-size-asian="12pt" style:font-size-complex="12pt"/>
    </style:style>
    <style:style style:name="P129" style:family="paragraph" style:parent-style-name="Preformatted_20_Text" style:list-style-name="L94">
      <style:text-properties style:font-name="Arial" fo:font-size="12pt" style:font-size-asian="12pt" style:font-size-complex="12pt"/>
    </style:style>
    <style:style style:name="P130" style:family="paragraph" style:parent-style-name="Preformatted_20_Text" style:list-style-name="L96">
      <style:text-properties style:font-name="Arial" fo:font-size="12pt" style:font-size-asian="12pt" style:font-size-complex="12pt"/>
    </style:style>
    <style:style style:name="P131" style:family="paragraph" style:parent-style-name="Preformatted_20_Text" style:list-style-name="L98">
      <style:text-properties style:font-name="Arial" fo:font-size="12pt" style:font-size-asian="12pt" style:font-size-complex="12pt"/>
    </style:style>
    <style:style style:name="P132" style:family="paragraph" style:parent-style-name="Preformatted_20_Text" style:list-style-name="L99">
      <style:text-properties style:font-name="Arial" fo:font-size="12pt" style:font-size-asian="12pt" style:font-size-complex="12pt"/>
    </style:style>
    <style:style style:name="P133" style:family="paragraph" style:parent-style-name="Preformatted_20_Text" style:list-style-name="L100">
      <style:text-properties style:font-name="Arial" fo:font-size="12pt" style:font-size-asian="12pt" style:font-size-complex="12pt"/>
    </style:style>
    <style:style style:name="P134" style:family="paragraph" style:parent-style-name="Preformatted_20_Text" style:list-style-name="L101">
      <style:text-properties style:font-name="Arial" fo:font-size="12pt" style:font-size-asian="12pt" style:font-size-complex="12pt"/>
    </style:style>
    <style:style style:name="P135" style:family="paragraph" style:parent-style-name="Preformatted_20_Text" style:list-style-name="L102">
      <style:text-properties style:font-name="Arial" fo:font-size="12pt" style:font-size-asian="12pt" style:font-size-complex="12pt"/>
    </style:style>
    <style:style style:name="P136" style:family="paragraph" style:parent-style-name="Preformatted_20_Text" style:list-style-name="L103">
      <style:text-properties style:font-name="Arial" fo:font-size="12pt" style:font-size-asian="12pt" style:font-size-complex="12pt"/>
    </style:style>
    <style:style style:name="P137" style:family="paragraph" style:parent-style-name="Preformatted_20_Text" style:list-style-name="L104">
      <style:text-properties style:font-name="Arial" fo:font-size="12pt" style:font-size-asian="12pt" style:font-size-complex="12pt"/>
    </style:style>
    <style:style style:name="P138" style:family="paragraph" style:parent-style-name="Preformatted_20_Text" style:list-style-name="L105">
      <style:text-properties style:font-name="Arial" fo:font-size="12pt" style:font-size-asian="12pt" style:font-size-complex="12pt"/>
    </style:style>
    <style:style style:name="P139" style:family="paragraph" style:parent-style-name="Preformatted_20_Text" style:list-style-name="L106">
      <style:text-properties style:font-name="Arial" fo:font-size="12pt" style:font-size-asian="12pt" style:font-size-complex="12pt"/>
    </style:style>
    <style:style style:name="P140" style:family="paragraph" style:parent-style-name="Preformatted_20_Text" style:list-style-name="L107">
      <style:text-properties style:font-name="Arial" fo:font-size="12pt" style:font-size-asian="12pt" style:font-size-complex="12pt"/>
    </style:style>
    <style:style style:name="P141" style:family="paragraph" style:parent-style-name="Preformatted_20_Text" style:list-style-name="L108">
      <style:text-properties style:font-name="Arial" fo:font-size="12pt" style:font-size-asian="12pt" style:font-size-complex="12pt"/>
    </style:style>
    <style:style style:name="P142" style:family="paragraph" style:parent-style-name="Preformatted_20_Text" style:list-style-name="L109">
      <style:text-properties style:font-name="Arial" fo:font-size="12pt" style:font-size-asian="12pt" style:font-size-complex="12pt"/>
    </style:style>
    <style:style style:name="P143" style:family="paragraph" style:parent-style-name="Preformatted_20_Text" style:list-style-name="L110">
      <style:text-properties style:font-name="Arial" fo:font-size="12pt" style:font-size-asian="12pt" style:font-size-complex="12pt"/>
    </style:style>
    <style:style style:name="P144" style:family="paragraph" style:parent-style-name="Preformatted_20_Text" style:list-style-name="L111">
      <style:text-properties style:font-name="Arial" fo:font-size="12pt" style:font-size-asian="12pt" style:font-size-complex="12pt"/>
    </style:style>
    <style:style style:name="P145" style:family="paragraph" style:parent-style-name="Preformatted_20_Text" style:list-style-name="L112">
      <style:text-properties style:font-name="Arial" fo:font-size="12pt" style:font-size-asian="12pt" style:font-size-complex="12pt"/>
    </style:style>
    <style:style style:name="P146" style:family="paragraph" style:parent-style-name="Preformatted_20_Text" style:list-style-name="L113">
      <style:text-properties style:font-name="Arial" fo:font-size="12pt" style:font-size-asian="12pt" style:font-size-complex="12pt"/>
    </style:style>
    <style:style style:name="P147" style:family="paragraph" style:parent-style-name="Preformatted_20_Text" style:list-style-name="L114">
      <style:text-properties style:font-name="Arial" fo:font-size="12pt" style:font-size-asian="12pt" style:font-size-complex="12pt"/>
    </style:style>
    <style:style style:name="P148" style:family="paragraph" style:parent-style-name="Preformatted_20_Text" style:list-style-name="L115">
      <style:text-properties style:font-name="Arial" fo:font-size="12pt" style:font-size-asian="12pt" style:font-size-complex="12pt"/>
    </style:style>
    <style:style style:name="P149" style:family="paragraph" style:parent-style-name="Preformatted_20_Text" style:list-style-name="L116">
      <style:text-properties style:font-name="Arial" fo:font-size="12pt" style:font-size-asian="12pt" style:font-size-complex="12pt"/>
    </style:style>
    <style:style style:name="P150" style:family="paragraph" style:parent-style-name="Preformatted_20_Text" style:list-style-name="L117">
      <style:text-properties style:font-name="Arial" fo:font-size="12pt" style:font-size-asian="12pt" style:font-size-complex="12pt"/>
    </style:style>
    <style:style style:name="P151" style:family="paragraph" style:parent-style-name="Preformatted_20_Text" style:list-style-name="L118">
      <style:text-properties style:font-name="Arial" fo:font-size="12pt" style:font-size-asian="12pt" style:font-size-complex="12pt"/>
    </style:style>
    <style:style style:name="P152" style:family="paragraph" style:parent-style-name="Preformatted_20_Text" style:list-style-name="L119">
      <style:text-properties style:font-name="Arial" fo:font-size="12pt" style:font-size-asian="12pt" style:font-size-complex="12pt"/>
    </style:style>
    <style:style style:name="P153" style:family="paragraph" style:parent-style-name="Preformatted_20_Text" style:list-style-name="L120">
      <style:text-properties style:font-name="Arial" fo:font-size="12pt" style:font-size-asian="12pt" style:font-size-complex="12pt"/>
    </style:style>
    <style:style style:name="P154" style:family="paragraph" style:parent-style-name="Preformatted_20_Text" style:list-style-name="L121">
      <style:text-properties style:font-name="Arial" fo:font-size="12pt" style:font-size-asian="12pt" style:font-size-complex="12pt"/>
    </style:style>
    <style:style style:name="P155" style:family="paragraph" style:parent-style-name="Preformatted_20_Text" style:list-style-name="L122">
      <style:text-properties style:font-name="Arial" fo:font-size="12pt" style:font-size-asian="12pt" style:font-size-complex="12pt"/>
    </style:style>
    <style:style style:name="P156" style:family="paragraph" style:parent-style-name="Preformatted_20_Text" style:list-style-name="L123">
      <style:text-properties style:font-name="Arial" fo:font-size="12pt" style:font-size-asian="12pt" style:font-size-complex="12pt"/>
    </style:style>
    <style:style style:name="P157" style:family="paragraph" style:parent-style-name="Preformatted_20_Text" style:list-style-name="L124">
      <style:text-properties style:font-name="Arial" fo:font-size="12pt" style:font-size-asian="12pt" style:font-size-complex="12pt"/>
    </style:style>
    <style:style style:name="P158" style:family="paragraph" style:parent-style-name="Preformatted_20_Text" style:list-style-name="L125">
      <style:text-properties style:font-name="Arial" fo:font-size="12pt" style:font-size-asian="12pt" style:font-size-complex="12pt"/>
    </style:style>
    <style:style style:name="P159" style:family="paragraph" style:parent-style-name="Preformatted_20_Text" style:list-style-name="L126">
      <style:text-properties style:font-name="Arial" fo:font-size="12pt" style:font-size-asian="12pt" style:font-size-complex="12pt"/>
    </style:style>
    <style:style style:name="P160" style:family="paragraph" style:parent-style-name="Preformatted_20_Text" style:list-style-name="L127">
      <style:text-properties style:font-name="Arial" fo:font-size="12pt" style:font-size-asian="12pt" style:font-size-complex="12pt"/>
    </style:style>
    <style:style style:name="P161" style:family="paragraph" style:parent-style-name="Preformatted_20_Text" style:list-style-name="L128">
      <style:text-properties style:font-name="Arial" fo:font-size="12pt" style:font-size-asian="12pt" style:font-size-complex="12pt"/>
    </style:style>
    <style:style style:name="P162" style:family="paragraph" style:parent-style-name="Preformatted_20_Text" style:list-style-name="L129">
      <style:text-properties style:font-name="Arial" fo:font-size="12pt" style:font-size-asian="12pt" style:font-size-complex="12pt"/>
    </style:style>
    <style:style style:name="P163" style:family="paragraph" style:parent-style-name="Preformatted_20_Text" style:list-style-name="L130">
      <style:text-properties style:font-name="Arial" fo:font-size="12pt" style:font-size-asian="12pt" style:font-size-complex="12pt"/>
    </style:style>
    <style:style style:name="P164" style:family="paragraph" style:parent-style-name="Preformatted_20_Text" style:list-style-name="L131">
      <style:text-properties style:font-name="Arial" fo:font-size="12pt" style:font-size-asian="12pt" style:font-size-complex="12pt"/>
    </style:style>
    <style:style style:name="P165" style:family="paragraph" style:parent-style-name="Preformatted_20_Text" style:list-style-name="L132">
      <style:text-properties style:font-name="Arial" fo:font-size="12pt" style:font-size-asian="12pt" style:font-size-complex="12pt"/>
    </style:style>
    <style:style style:name="P166" style:family="paragraph" style:parent-style-name="Preformatted_20_Text" style:list-style-name="L133">
      <style:text-properties style:font-name="Arial" fo:font-size="12pt" style:font-size-asian="12pt" style:font-size-complex="12pt"/>
    </style:style>
    <style:style style:name="P167" style:family="paragraph" style:parent-style-name="Preformatted_20_Text" style:list-style-name="L134">
      <style:text-properties style:font-name="Arial" fo:font-size="12pt" style:font-size-asian="12pt" style:font-size-complex="12pt"/>
    </style:style>
    <style:style style:name="P168" style:family="paragraph" style:parent-style-name="Preformatted_20_Text" style:list-style-name="L135">
      <style:text-properties style:font-name="Arial" fo:font-size="12pt" style:font-size-asian="12pt" style:font-size-complex="12pt"/>
    </style:style>
    <style:style style:name="P169" style:family="paragraph" style:parent-style-name="Preformatted_20_Text" style:list-style-name="L136">
      <style:text-properties style:font-name="Arial" fo:font-size="12pt" style:font-size-asian="12pt" style:font-size-complex="12pt"/>
    </style:style>
    <style:style style:name="P170" style:family="paragraph" style:parent-style-name="Preformatted_20_Text" style:list-style-name="L137">
      <style:text-properties style:font-name="Arial" fo:font-size="12pt" style:font-size-asian="12pt" style:font-size-complex="12pt"/>
    </style:style>
    <style:style style:name="P171" style:family="paragraph" style:parent-style-name="Preformatted_20_Text" style:list-style-name="L138">
      <style:text-properties style:font-name="Arial" fo:font-size="12pt" style:font-size-asian="12pt" style:font-size-complex="12pt"/>
    </style:style>
    <style:style style:name="P172" style:family="paragraph" style:parent-style-name="Preformatted_20_Text" style:list-style-name="L139">
      <style:text-properties style:font-name="Arial" fo:font-size="12pt" style:font-size-asian="12pt" style:font-size-complex="12pt"/>
    </style:style>
    <style:style style:name="P173" style:family="paragraph" style:parent-style-name="Preformatted_20_Text" style:list-style-name="L140">
      <style:text-properties style:font-name="Arial" fo:font-size="12pt" style:font-size-asian="12pt" style:font-size-complex="12pt"/>
    </style:style>
    <style:style style:name="P174" style:family="paragraph" style:parent-style-name="Preformatted_20_Text" style:list-style-name="L141">
      <style:text-properties style:font-name="Arial" fo:font-size="12pt" style:font-size-asian="12pt" style:font-size-complex="12pt"/>
    </style:style>
    <style:style style:name="P175" style:family="paragraph" style:parent-style-name="Preformatted_20_Text" style:list-style-name="L142">
      <style:text-properties style:font-name="Arial" fo:font-size="12pt" style:font-size-asian="12pt" style:font-size-complex="12pt"/>
    </style:style>
    <style:style style:name="P176" style:family="paragraph" style:parent-style-name="Preformatted_20_Text" style:list-style-name="L143">
      <style:text-properties style:font-name="Arial" fo:font-size="12pt" style:font-size-asian="12pt" style:font-size-complex="12pt"/>
    </style:style>
    <style:style style:name="P177" style:family="paragraph" style:parent-style-name="Preformatted_20_Text" style:list-style-name="L144">
      <style:text-properties style:font-name="Arial" fo:font-size="12pt" style:font-size-asian="12pt" style:font-size-complex="12pt"/>
    </style:style>
    <style:style style:name="P178" style:family="paragraph" style:parent-style-name="Preformatted_20_Text" style:list-style-name="L145">
      <style:text-properties style:font-name="Arial" fo:font-size="12pt" style:font-size-asian="12pt" style:font-size-complex="12pt"/>
    </style:style>
    <style:style style:name="P179" style:family="paragraph" style:parent-style-name="Preformatted_20_Text" style:list-style-name="L146">
      <style:text-properties style:font-name="Arial" fo:font-size="12pt" style:font-size-asian="12pt" style:font-size-complex="12pt"/>
    </style:style>
    <style:style style:name="P180" style:family="paragraph" style:parent-style-name="Preformatted_20_Text" style:list-style-name="L147">
      <style:text-properties style:font-name="Arial" fo:font-size="12pt" style:font-size-asian="12pt" style:font-size-complex="12pt"/>
    </style:style>
    <style:style style:name="P181" style:family="paragraph" style:parent-style-name="Preformatted_20_Text" style:list-style-name="L148">
      <style:text-properties style:font-name="Arial" fo:font-size="12pt" style:font-size-asian="12pt" style:font-size-complex="12pt"/>
    </style:style>
    <style:style style:name="P182" style:family="paragraph" style:parent-style-name="Preformatted_20_Text" style:list-style-name="L149">
      <style:text-properties style:font-name="Arial" fo:font-size="12pt" style:font-size-asian="12pt" style:font-size-complex="12pt"/>
    </style:style>
    <style:style style:name="P183" style:family="paragraph" style:parent-style-name="Preformatted_20_Text" style:list-style-name="L150">
      <style:text-properties style:font-name="Arial" fo:font-size="12pt" style:font-size-asian="12pt" style:font-size-complex="12pt"/>
    </style:style>
    <style:style style:name="P184" style:family="paragraph" style:parent-style-name="Preformatted_20_Text" style:list-style-name="L151">
      <style:text-properties style:font-name="Arial" fo:font-size="12pt" style:font-size-asian="12pt" style:font-size-complex="12pt"/>
    </style:style>
    <style:style style:name="P185" style:family="paragraph" style:parent-style-name="Preformatted_20_Text" style:list-style-name="L152">
      <style:text-properties style:font-name="Arial" fo:font-size="12pt" style:font-size-asian="12pt" style:font-size-complex="12pt"/>
    </style:style>
    <style:style style:name="P186" style:family="paragraph" style:parent-style-name="Preformatted_20_Text" style:list-style-name="L153">
      <style:text-properties style:font-name="Arial" fo:font-size="12pt" style:font-size-asian="12pt" style:font-size-complex="12pt"/>
    </style:style>
    <style:style style:name="P187" style:family="paragraph" style:parent-style-name="Preformatted_20_Text" style:list-style-name="L154">
      <style:text-properties style:font-name="Arial" fo:font-size="12pt" style:font-size-asian="12pt" style:font-size-complex="12pt"/>
    </style:style>
    <style:style style:name="P188" style:family="paragraph" style:parent-style-name="Preformatted_20_Text" style:list-style-name="L155">
      <style:text-properties style:font-name="Arial" fo:font-size="12pt" style:font-size-asian="12pt" style:font-size-complex="12pt"/>
    </style:style>
    <style:style style:name="P189" style:family="paragraph" style:parent-style-name="Preformatted_20_Text" style:list-style-name="L156">
      <style:text-properties style:font-name="Arial" fo:font-size="12pt" style:font-size-asian="12pt" style:font-size-complex="12pt"/>
    </style:style>
    <style:style style:name="P190" style:family="paragraph" style:parent-style-name="Preformatted_20_Text" style:list-style-name="L157">
      <style:text-properties style:font-name="Arial" fo:font-size="12pt" style:font-size-asian="12pt" style:font-size-complex="12pt"/>
    </style:style>
    <style:style style:name="P191" style:family="paragraph" style:parent-style-name="Preformatted_20_Text" style:list-style-name="L158">
      <style:text-properties style:font-name="Arial" fo:font-size="12pt" style:font-size-asian="12pt" style:font-size-complex="12pt"/>
    </style:style>
    <style:style style:name="P192" style:family="paragraph" style:parent-style-name="Preformatted_20_Text" style:list-style-name="L159">
      <style:text-properties style:font-name="Arial" fo:font-size="12pt" style:font-size-asian="12pt" style:font-size-complex="12pt"/>
    </style:style>
    <style:style style:name="P193" style:family="paragraph" style:parent-style-name="Preformatted_20_Text" style:list-style-name="L160">
      <style:text-properties style:font-name="Arial" fo:font-size="12pt" style:font-size-asian="12pt" style:font-size-complex="12pt"/>
    </style:style>
    <style:style style:name="P194" style:family="paragraph" style:parent-style-name="Preformatted_20_Text" style:list-style-name="L161">
      <style:text-properties style:font-name="Arial" fo:font-size="12pt" style:font-size-asian="12pt" style:font-size-complex="12pt"/>
    </style:style>
    <style:style style:name="P195" style:family="paragraph" style:parent-style-name="Preformatted_20_Text" style:list-style-name="L162">
      <style:text-properties style:font-name="Arial" fo:font-size="12pt" style:font-size-asian="12pt" style:font-size-complex="12pt"/>
    </style:style>
    <style:style style:name="P196" style:family="paragraph" style:parent-style-name="Preformatted_20_Text" style:list-style-name="L163">
      <style:text-properties style:font-name="Arial" fo:font-size="12pt" style:font-size-asian="12pt" style:font-size-complex="12pt"/>
    </style:style>
    <style:style style:name="P197" style:family="paragraph" style:parent-style-name="Preformatted_20_Text" style:list-style-name="L164">
      <style:text-properties style:font-name="Arial" fo:font-size="12pt" style:font-size-asian="12pt" style:font-size-complex="12pt"/>
    </style:style>
    <style:style style:name="P198" style:family="paragraph" style:parent-style-name="Preformatted_20_Text" style:list-style-name="L165">
      <style:text-properties style:font-name="Arial" fo:font-size="12pt" style:font-size-asian="12pt" style:font-size-complex="12pt"/>
    </style:style>
    <style:style style:name="P199" style:family="paragraph" style:parent-style-name="Preformatted_20_Text" style:list-style-name="L166">
      <style:text-properties style:font-name="Arial" fo:font-size="12pt" style:font-size-asian="12pt" style:font-size-complex="12pt"/>
    </style:style>
    <style:style style:name="P200" style:family="paragraph" style:parent-style-name="Preformatted_20_Text" style:list-style-name="L167">
      <style:text-properties style:font-name="Arial" fo:font-size="12pt" style:font-size-asian="12pt" style:font-size-complex="12pt"/>
    </style:style>
    <style:style style:name="P201" style:family="paragraph" style:parent-style-name="Preformatted_20_Text" style:list-style-name="L168">
      <style:text-properties style:font-name="Arial" fo:font-size="12pt" style:font-size-asian="12pt" style:font-size-complex="12pt"/>
    </style:style>
    <style:style style:name="P202" style:family="paragraph" style:parent-style-name="Preformatted_20_Text" style:list-style-name="L169">
      <style:text-properties style:font-name="Arial" fo:font-size="12pt" style:font-size-asian="12pt" style:font-size-complex="12pt"/>
    </style:style>
    <style:style style:name="P203" style:family="paragraph" style:parent-style-name="Preformatted_20_Text" style:list-style-name="L170">
      <style:text-properties style:font-name="Arial" fo:font-size="12pt" style:font-size-asian="12pt" style:font-size-complex="12pt"/>
    </style:style>
    <style:style style:name="P204" style:family="paragraph" style:parent-style-name="Preformatted_20_Text" style:list-style-name="L171">
      <style:text-properties style:font-name="Arial" fo:font-size="12pt" style:font-size-asian="12pt" style:font-size-complex="12pt"/>
    </style:style>
    <style:style style:name="P205" style:family="paragraph" style:parent-style-name="Preformatted_20_Text" style:list-style-name="L172">
      <style:text-properties style:font-name="Arial" fo:font-size="12pt" style:font-size-asian="12pt" style:font-size-complex="12pt"/>
    </style:style>
    <style:style style:name="P206" style:family="paragraph" style:parent-style-name="Preformatted_20_Text" style:list-style-name="L173">
      <style:text-properties style:font-name="Arial" fo:font-size="12pt" style:font-size-asian="12pt" style:font-size-complex="12pt"/>
    </style:style>
    <style:style style:name="P207" style:family="paragraph" style:parent-style-name="Preformatted_20_Text" style:list-style-name="L174">
      <style:text-properties style:font-name="Arial" fo:font-size="12pt" style:font-size-asian="12pt" style:font-size-complex="12pt"/>
    </style:style>
    <style:style style:name="P208" style:family="paragraph" style:parent-style-name="Preformatted_20_Text" style:list-style-name="L175">
      <style:text-properties style:font-name="Arial" fo:font-size="12pt" style:font-size-asian="12pt" style:font-size-complex="12pt"/>
    </style:style>
    <style:style style:name="P209" style:family="paragraph" style:parent-style-name="Preformatted_20_Text" style:list-style-name="L176">
      <style:text-properties style:font-name="Arial" fo:font-size="12pt" style:font-size-asian="12pt" style:font-size-complex="12pt"/>
    </style:style>
    <style:style style:name="P210" style:family="paragraph" style:parent-style-name="Preformatted_20_Text" style:list-style-name="L177">
      <style:text-properties style:font-name="Arial" fo:font-size="12pt" style:font-size-asian="12pt" style:font-size-complex="12pt"/>
    </style:style>
    <style:style style:name="P211" style:family="paragraph" style:parent-style-name="Preformatted_20_Text" style:list-style-name="L178">
      <style:text-properties style:font-name="Arial" fo:font-size="12pt" style:font-size-asian="12pt" style:font-size-complex="12pt"/>
    </style:style>
    <style:style style:name="P212" style:family="paragraph" style:parent-style-name="Preformatted_20_Text" style:list-style-name="L32"/>
    <style:style style:name="P213" style:family="paragraph" style:parent-style-name="Preformatted_20_Text" style:list-style-name="L59"/>
    <style:style style:name="P214" style:family="paragraph" style:parent-style-name="Preformatted_20_Text" style:list-style-name="L60"/>
    <style:style style:name="P215" style:family="paragraph" style:parent-style-name="Preformatted_20_Text" style:list-style-name="L73"/>
    <style:style style:name="P216" style:family="paragraph" style:parent-style-name="Preformatted_20_Text" style:list-style-name="L75"/>
    <style:style style:name="P217" style:family="paragraph" style:parent-style-name="Preformatted_20_Text" style:list-style-name="L76"/>
    <style:style style:name="P218" style:family="paragraph" style:parent-style-name="Preformatted_20_Text" style:list-style-name="L95"/>
    <style:style style:name="P219" style:family="paragraph" style:parent-style-name="Preformatted_20_Text" style:list-style-name="L97"/>
    <style:style style:name="P220" style:family="paragraph" style:parent-style-name="Preformatted_20_Text" style:list-style-name="L127"/>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T24" style:family="text">
      <style:text-properties officeooo:rsid="0043248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4"><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1">Version 2.4.<text:span text:style-name="T24">7</text:span></text:p>
      <text:list xml:id="list76866952" text:style-name="L1">
        <text:list-item>
          <text:p text:style-name="P36">Dragging tabs to new positions to reflect a preferred work flow is now ‘sticky’ between session.<text:line-break/></text:p>
        </text:list-item>
      </text:list>
      <text:p text:style-name="P30">Version 2.4.5</text:p>
      <text:list xml:id="list3051404621" text:style-name="L2">
        <text:list-item>
          <text:p text:style-name="P3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2972852475" text:style-name="L3">
        <text:list-item>
          <text:p text:style-name="P38">Solves a problem extracting SharpCap embedded timestamps on some Win10 systems, which can have a default 32 bit integer rather than the 64 bit integer on Mac computers.<text:line-break/></text:p>
        </text:list-item>
      </text:list>
      <text:p text:style-name="P28">Version 2.4.3</text:p>
      <text:list xml:id="list968253348" text:style-name="L4">
        <text:list-item>
          <text:p text:style-name="P39">Solves another problem reading large SER files --- again unique to Win10 environment.<text:line-break/></text:p>
        </text:list-item>
      </text:list>
      <text:p text:style-name="P27">Version 2.4.2</text:p>
      <text:list xml:id="list3632079418" text:style-name="L5">
        <text:list-item>
          <text:p text:style-name="P40">Solves problem reading large SER files that was unique to Win10 --- reading large SER files on Mac was no problem.<text:line-break/></text:p>
        </text:list-item>
      </text:list>
      <text:p text:style-name="P26">Version 2.4.<text:span text:style-name="T23">1</text:span></text:p>
      <text:list xml:id="list3895676374" text:style-name="L6">
        <text:list-item>
          <text:p text:style-name="P4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2947800569" text:style-name="L7">
        <text:list-item>
          <text:p text:style-name="P42">Fixed font issue on Preferences tab <text:span text:style-name="T21">and radio button behavior</text:span><text:line-break/><text:soft-page-break/></text:p>
        </text:list-item>
      </text:list>
      <text:p text:style-name="P24">Version 2.3.6</text:p>
      <text:list xml:id="list2897797070" text:style-name="L8">
        <text:list-item>
          <text:p text:style-name="P4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951331102" text:style-name="L9">
        <text:list-item>
          <text:p text:style-name="P44">GUI changes: moved Plot Robust Mean back to main page --- because I use this a lot and don’t want the extra click on the Misc. tab. <text:s/>Moved Show contrast control to more readily accessible position.<text:line-break/></text:p>
        </text:list-item>
        <text:list-item>
          <text:p text:style-name="P44">Added a text box at top of form that displays the name of the file/folder currently being displayed.<text:line-break/></text:p>
        </text:list-item>
        <text:list-item>
          <text:p text:style-name="P4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670543599" text:style-name="L10">
        <text:list-item>
          <text:p text:style-name="P45">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3446202250" text:style-name="L11">
        <text:list-item>
          <text:p text:style-name="P46">Major rearranging of GUI elements to reduce clutter. <text:span text:style-name="T20">Uses Tabs.<text:line-break/></text:span></text:p>
        </text:list-item>
        <text:list-item>
          <text:p text:style-name="P46"><text:span text:style-name="T20">Note: the tabs can be dragged to rearrange (but won’t be sticky --- I may do that when I implement ‘preferences’)</text:span> <text:line-break/></text:p>
        </text:list-item>
        <text:list-item>
          <text:p text:style-name="P47">Changed to use of 2 sigma(std) in automatic setting of threshold in snap-to-blob apertures.<text:line-break/></text:p>
        </text:list-item>
      </text:list>
      <text:p text:style-name="P20">Version 2.3.1</text:p>
      <text:list xml:id="list2682460115" text:style-name="L12">
        <text:list-item>
          <text:p text:style-name="P48">Added test for astrometry.net failing to accept upload of image --- a failed upload happened once when astrometry.net was having some trouble --- so that a clear message to the user is produced.<text:line-break/></text:p>
        </text:list-item>
        <text:list-item>
          <text:p text:style-name="P49">Changed default mask radius from 5.3 (nearly always too big to be useful) to 3.2 (which makes a smallish and roundish default mask of more useful size).<text:line-break/></text:p>
        </text:list-item>
        <text:list-item>
          <text:p text:style-name="P4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text:soft-page-break/>endian data has been put in that routine and does an endian swap when necessary.<text:line-break/></text:p>
        </text:list-item>
      </text:list>
      <text:p text:style-name="P19">Version 2.3.0</text:p>
      <text:list xml:id="list286487314" text:style-name="L13">
        <text:list-item>
          <text:p text:style-name="P50">Fixed a bug involving saved aperture groups that did not contain a tracking path --- the code had been requiring the presence of a tracking path definition in a saved aperture group --- clearly that needs to be optional.<text:line-break/></text:p>
        </text:list-item>
        <text:list-item>
          <text:p text:style-name="P50">Added some additional ‘help’ info<text:line-break/></text:p>
        </text:list-item>
        <text:list-item>
          <text:p text:style-name="P50">Moved Version info button back to its original position, never to be moved again.<text:line-break/></text:p>
        </text:list-item>
      </text:list>
      <text:p text:style-name="P18">Version 2.2.9</text:p>
      <text:list xml:id="list788754486" text:style-name="L14">
        <text:list-item>
          <text:p text:style-name="P51">Added more information to ‘help’ message obtained by right-click on Generate “finder” button.<text:line-break/></text:p>
        </text:list-item>
      </text:list>
      <text:p text:style-name="P17">Version 2.2.8</text:p>
      <text:list xml:id="list871772446" text:style-name="L15">
        <text:list-item>
          <text:p text:style-name="P5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2">1. ‘stack’ aperture<text:line-break/>2. 2 point tracking path<text:line-break/>3. Fourier Correlation<text:line-break/></text:p>
            </text:list-header>
          </text:list>
        </text:list-item>
      </text:list>
      <text:p text:style-name="P16">Version 2.2.7</text:p>
      <text:list xml:id="list651984310" text:style-name="L16">
        <text:list-item>
          <text:p text:style-name="P5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039492669" text:style-name="L17">
        <text:list-item>
          <text:p text:style-name="P5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text:span><text:soft-page-break/><text:span text:style-name="T18">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5"/>
        </text:list-item>
      </text:list>
      <text:p text:style-name="P14">Version 2.2.5</text:p>
      <text:list xml:id="list1290398287" text:style-name="L18">
        <text:list-item>
          <text:p text:style-name="P5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2724191652" text:style-name="L19">
        <text:list-item>
          <text:p text:style-name="P5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2736111599" text:style-name="L20">
        <text:list-item>
          <text:p text:style-name="P5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text:span><text:soft-page-break/><text:span text:style-name="T12">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912247741" text:style-name="L21">
        <text:list-item>
          <text:p text:style-name="P5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833777801" text:style-name="L22">
        <text:list-item>
          <text:p text:style-name="P60">NOTE: this is a breaking change. <text:s/>When an aperture group is saved, the filenames that appear in the folder <text:s/>have been changed as shown below:</text:p>
          <text:p text:style-name="P6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023257872" text:style-name="L23">
        <text:list-item>
          <text:p text:style-name="P61">Made the ‘help’ text come up whenever the lunar box is checked. <text:s/>It serves as a warning.<text:line-break/></text:p>
        </text:list-item>
      </text:list>
      <text:p text:style-name="P8">Version 2.1.9</text:p>
      <text:list xml:id="list1443061850" text:style-name="L24">
        <text:list-item>
          <text:p text:style-name="P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214969406" text:style-name="L25">
        <text:list-item>
          <text:p text:style-name="P63">I now save tracking path data when an aperture group is saved.<text:line-break/></text:p>
        </text:list-item>
      </text:list>
      <text:p text:style-name="P6">Version 2.1.7</text:p>
      <text:list xml:id="list2265073241" text:style-name="L26">
        <text:list-item>
          <text:p text:style-name="P64">Added the ability to set a ‘tracking path’ by specifying two points, one early in the video <text:soft-page-break/>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148031979" text:style-name="L27">
        <text:list-item>
          <text:p text:style-name="P6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398430453" text:style-name="L28">
        <text:list-item>
          <text:p text:style-name="P66">Modified Robust Mean extractor to detect ‘clipped’ backgrounds and employ a different algorithm for the determination of mean and standard deviation.<text:line-break/></text:p>
        </text:list-item>
      </text:list>
      <text:p text:style-name="P3">Version 2.1.4</text:p>
      <text:list xml:id="list2712166664" text:style-name="L29">
        <text:list-item>
          <text:p text:style-name="P6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332863235" text:style-name="L30">
        <text:list-item>
          <text:p text:style-name="P6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96716460" text:style-name="L31">
        <text:list-item>
          <text:p text:style-name="P69">Added ability to correct pixel response curve for non-unity gamma setting of camera</text:p>
        </text:list-item>
      </text:list>
      <text:p text:style-name="P3"/>
      <text:p text:style-name="P3">version 2.1.1</text:p>
      <text:list xml:id="list602556230" text:style-name="L32">
        <text:list-item>
          <text:p text:style-name="P21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717329464" text:style-name="L33">
        <text:list-item>
          <text:p text:style-name="P70">Fixed math problem in robust mean estimator when 16 bit uints are involved (QHY FITS)</text:p>
        </text:list-item>
      </text:list>
      <text:p text:style-name="P3"/>
      <text:p text:style-name="P3">version 2.0.9</text:p>
      <text:list xml:id="list1193162262" text:style-name="L34">
        <text:list-item>
          <text:p text:style-name="P7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945885456" text:style-name="L35">
        <text:list-item>
          <text:p text:style-name="P72">Added ability to redact images from top and bottom simultaneously.</text:p>
        </text:list-item>
        <text:list-item>
          <text:p text:style-name="P7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348647398" text:style-name="L36">
        <text:list-item>
          <text:p text:style-name="P73">Fixed 3D Thumbnail display (it got broken in version 2.0.2 when left to right image flipping was added)</text:p>
        </text:list-item>
        <text:list-item>
          <text:p text:style-name="P73">Changed Open AVI file button label to Open AVI/SER file.<text:line-break/></text:p>
        </text:list-item>
      </text:list>
      <text:p text:style-name="P3">version 2.0.6</text:p>
      <text:list xml:id="list155072343" text:style-name="L37">
        <text:list-item>
          <text:p text:style-name="P74">Added PAL mode Kiwi OCR timestamp recognition. <text:s/>In PAL mode, Kiwi timestamp characters are vertical. <text:s/>In NTSC mode, the characters are slanted.<text:line-break/></text:p>
        </text:list-item>
      </text:list>
      <text:p text:style-name="P3">version 2.0.5</text:p>
      <text:list xml:id="list2646196311" text:style-name="L38">
        <text:list-item>
          <text:p text:style-name="P7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567709493" text:style-name="L39">
        <text:list-item>
          <text:p text:style-name="P76">Added a button on the main panel to delete ocr data files --- to be used as a clean ‘start-over’ when an OCR setup/training has gone seriously pear-shaped.<text:line-break/></text:p>
        </text:list-item>
      </text:list>
      <text:p text:style-name="P3">version 2.0.3</text:p>
      <text:list xml:id="list65443959" text:style-name="L40">
        <text:list-item>
          <text:p text:style-name="P7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566210576" text:style-name="L41">
        <text:list-item>
          <text:p text:style-name="P78">Added ability to use “finder” image as submission to nova.astrometry.net. <text:s/>This has helped in at least one case, but use sparingly.</text:p>
        </text:list-item>
        <text:list-item>
          <text:p text:style-name="P78">Added check box to allow flip of images left to right (around y axis)<text:line-break/></text:p>
        </text:list-item>
      </text:list>
      <text:p text:style-name="P3">version 2.0.1</text:p>
      <text:list xml:id="list5279845" text:style-name="L42">
        <text:list-item>
          <text:p text:style-name="P79">Negative values for line redaction was not working when used for an astrometry.net calibration. <text:s/>This oversight has been corrected.<text:line-break/></text:p>
        </text:list-item>
      </text:list>
      <text:p text:style-name="P3">version 2.0.0</text:p>
      <text:list xml:id="list2753885478" text:style-name="L43">
        <text:list-item>
          <text:p text:style-name="P80">Fixed reading of FITS files --- had been reading as int16 --- should have been uint16</text:p>
        </text:list-item>
        <text:list-item>
          <text:p text:style-name="P8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112571879" text:style-name="L44">
        <text:list-item>
          <text:p text:style-name="P81">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646183016" text:style-name="L45">
        <text:list-item>
          <text:p text:style-name="P8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464547983" text:style-name="L46">
        <text:list-item>
          <text:p text:style-name="P8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92892881" text:style-name="L47">
        <text:list-item>
          <text:p text:style-name="P84">Made some GUI changes specific to Windows operation to deal with font differences between Mac and Windows platforms.<text:line-break/></text:p>
        </text:list-item>
      </text:list>
      <text:p text:style-name="P3">version 1.9.3</text:p>
      <text:list xml:id="list2381217268" text:style-name="L48">
        <text:list-item>
          <text:p text:style-name="P8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58125492" text:style-name="L49">
        <text:list-item>
          <text:p text:style-name="P86">Fixed bug where retraining digits deleted template digits but was failing to allow retraining menu list to appear until the folder was reopened.<text:line-break/></text:p>
        </text:list-item>
      </text:list>
      <text:p text:style-name="P3">version 1.9.1</text:p>
      <text:list xml:id="list2074390743" text:style-name="L50">
        <text:list-item>
          <text:p text:style-name="P8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1679665142" text:style-name="L51">
        <text:list-item>
          <text:p text:style-name="P88">Updated the right-click help message for the Examine/change aperture settings button to reflect the new functionality of using the thumbnails to show aperture contents and either computed mask or default mask.</text:p>
        </text:list-item>
        <text:list-item>
          <text:p text:style-name="P88">It is expected that this will be the version released for public use --- end of Beta testing --- start of production testing.</text:p>
        </text:list-item>
      </text:list>
      <text:p text:style-name="P3"/>
      <text:p text:style-name="P3">version 1.8.9</text:p>
      <text:list xml:id="list1261393101" text:style-name="L52">
        <text:list-item>
          <text:p text:style-name="P89">Added a menu item to add a stack of 5 static apertures.</text:p>
        </text:list-item>
        <text:list-item>
          <text:p text:style-name="P89">Also allow red apertures to ‘snap’ as their threshold is changed from the Aperture Edit list. <text:s/>Previously, on a ‘green’ aperture would snap.<text:line-break/></text:p>
        </text:list-item>
      </text:list>
      <text:p text:style-name="P3">version 1.8.8</text:p>
      <text:list xml:id="list2755179098" text:style-name="L53">
        <text:list-item>
          <text:p text:style-name="P9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0">Fixed csv write routine so that is uses the correct folder location (AVI-WCS or FITS) as the default storage location.<text:line-break/></text:p>
        </text:list-item>
      </text:list>
      <text:p text:style-name="P3">version 1.8.7</text:p>
      <text:list xml:id="list1138774812" text:style-name="L54">
        <text:list-item>
          <text:p text:style-name="P91">Generate Finder image now works with FITS files.<text:line-break/></text:p>
        </text:list-item>
      </text:list>
      <text:p text:style-name="P3">version 1.8.6</text:p>
      <text:list xml:id="list3001769911" text:style-name="L55">
        <text:list-item>
          <text:p text:style-name="P92">Added message in textOut panel that PyOTE is starting up --- that process takes a few seconds and the user needs to know to be patient.</text:p>
        </text:list-item>
        <text:list-item>
          <text:p text:style-name="P92">Updated the main documentation file to add a table of contents, hyperlinks, and an acronym list.<text:line-break/></text:p>
        </text:list-item>
      </text:list>
      <text:p text:style-name="P3">version 1.8.5</text:p>
      <text:list xml:id="list984043595" text:style-name="L56">
        <text:list-item>
          <text:p text:style-name="P93">Added automatic startup of PyOTE when a csv file is written. <text:s/>PyOTE will open and load that csv file.<text:line-break/></text:p>
        </text:list-item>
      </text:list>
      <text:p text:style-name="P3">version 1.8.4</text:p>
      <text:list xml:id="list1492981523" text:style-name="L57">
        <text:list-item>
          <text:p text:style-name="P9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4">Added a bit more text to the lower row of transport buttons to make them a little less cryptic at the expense of a little more real estate.<text:line-break/></text:p>
        </text:list-item>
      </text:list>
      <text:p text:style-name="P3">version 1.8.3</text:p>
      <text:list xml:id="list2726004079" text:style-name="L58">
        <text:list-item>
          <text:p text:style-name="P95">GUI changes to better group buttons and controls by 'function' and in approximate workflow-order.<text:line-break/></text:p>
        </text:list-item>
      </text:list>
      <text:p text:style-name="P3">version 1.8.2</text:p>
      <text:list xml:id="list106445643" text:style-name="L59">
        <text:list-item>
          <text:p text:style-name="P213"><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55802487" text:style-name="L60">
        <text:list-item>
          <text:p text:style-name="P96">Added +/- 1 frame buttons and removed the the up/down buttons on the current frame and stop frame spinners.</text:p>
        </text:list-item>
        <text:list-item>
          <text:p text:style-name="P21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523823509" text:style-name="L61">
        <text:list-item>
          <text:p text:style-name="P97">'play' was not initializing tracking --- added the needed initialization so that 'play' will show exactly what would happen during an analysis.<text:line-break/></text:p>
        </text:list-item>
      </text:list>
      <text:p text:style-name="P3">version 1.7.9</text:p>
      <text:list xml:id="list2884354891" text:style-name="L62">
        <text:list-item>
          <text:p text:style-name="P98">Fixed indexing problem with lightcurve plots in field mode that was causing incorrect frame numbers to be <text:s/>displayed as hairline was moved.<text:line-break/></text:p>
        </text:list-item>
      </text:list>
      <text:p text:style-name="P3">version 1.7.8</text:p>
      <text:list xml:id="list1163459552" text:style-name="L63">
        <text:list-item>
          <text:p text:style-name="P99">Fixed lightcurve plots: they didn't work right in field mode; now they do.<text:line-break/></text:p>
        </text:list-item>
      </text:list>
      <text:p text:style-name="P3">version 1.7.7</text:p>
      <text:list xml:id="list698138833" text:style-name="L64">
        <text:list-item>
          <text:p text:style-name="P100">Added timestamp to data displayed as hairline is dragged across a lightcurve plot.<text:line-break/></text:p>
        </text:list-item>
      </text:list>
      <text:p text:style-name="P3">version 1.7.6</text:p>
      <text:list xml:id="list3403602596" text:style-name="L65">
        <text:list-item>
          <text:p text:style-name="P101">During manual WCS calibration, adjusted assignment of RA DEC values to reflect the center of the pixel, rather than the upper left corner.<text:line-break/></text:p>
        </text:list-item>
      </text:list>
      <text:p text:style-name="P3">version 1.7.5</text:p>
      <text:list xml:id="list619766192" text:style-name="L66">
        <text:list-item>
          <text:p text:style-name="P10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760692841" text:style-name="L67">
        <text:list-item>
          <text:p text:style-name="P103">Added non-square camera pixel compensation to manual WCS calibration. <text:s/>That compensation is now in place for both WCS calibration methods: nova.astrometry.net and 2-star manual<text:line-break/></text:p>
        </text:list-item>
      </text:list>
      <text:p text:style-name="P3">version 1.7.3</text:p>
      <text:list xml:id="list3866067446" text:style-name="L68">
        <text:list-item>
          <text:p text:style-name="P10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4"><text:soft-page-break/>This compensation is NOT YET incorporated in manual WCS calibration.<text:line-break/></text:p>
        </text:list-item>
      </text:list>
      <text:p text:style-name="P3">version 1.7.2</text:p>
      <text:list xml:id="list4254879275" text:style-name="L69">
        <text:list-item>
          <text:p text:style-name="P105">Moved all the major operational buttons (clear data, write csv, plot curves) to the transport button complex.<text:line-break/></text:p>
        </text:list-item>
      </text:list>
      <text:p text:style-name="P3">version 1.7.1</text:p>
      <text:list xml:id="list2763023903" text:style-name="L70">
        <text:list-item>
          <text:p text:style-name="P106">Rearranged transport buttons to allow more flexibility in splitter placement and also to bring the current frame spinner to a more accessible place.</text:p>
        </text:list-item>
        <text:list-item>
          <text:p text:style-name="P106">Begun adding the elements needed to deal with non-square pixels during WCS calibrations --- GUI elements only at the moment.<text:line-break/></text:p>
        </text:list-item>
      </text:list>
      <text:p text:style-name="P3">version 1.7.0</text:p>
      <text:list xml:id="list2688333777" text:style-name="L71">
        <text:list-item>
          <text:p text:style-name="P10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004860357" text:style-name="L72">
        <text:list-item>
          <text:p text:style-name="P108">Transport buttons fully functional.</text:p>
        </text:list-item>
        <text:list-item>
          <text:p text:style-name="P108">Save and restore state buttons added to GUI, but not yet implemented.<text:line-break/></text:p>
        </text:list-item>
      </text:list>
      <text:p text:style-name="P3">version 1.6.8</text:p>
      <text:list xml:id="list1409540859" text:style-name="L73">
        <text:list-item>
          <text:p text:style-name="P215"><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9">Do not get too excited about the transport buttons. <text:s/>They are conceptual/visual only --- no functionality yet.<text:line-break/></text:p>
        </text:list-item>
      </text:list>
      <text:p text:style-name="P3">version 1.6.7</text:p>
      <text:list xml:id="list544823878" text:style-name="L74">
        <text:list-item>
          <text:p text:style-name="P110">Fixed breakage caused by incomplete removal of default mask radius spinner.<text:line-break/></text:p>
        </text:list-item>
      </text:list>
      <text:p text:style-name="P3">version 1.6.6</text:p>
      <text:list xml:id="list1704134016" text:style-name="L75">
        <text:list-item>
          <text:p text:style-name="P21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3410178176" text:style-name="L76">
        <text:list-item>
          <text:p text:style-name="P111">Made some small changes to documentation pdf suggested by Tony</text:p>
        </text:list-item>
        <text:list-item>
          <text:p text:style-name="P21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275347868" text:style-name="L77">
        <text:list-item>
          <text:p text:style-name="P112">Updated documentation pdf<text:line-break/></text:p>
        </text:list-item>
      </text:list>
      <text:p text:style-name="P3">version 1.6.3</text:p>
      <text:list xml:id="list1246186869" text:style-name="L78">
        <text:list-item>
          <text:p text:style-name="P113">Added units to the plate scale that is printed at completion of manual WCS calibration.</text:p>
        </text:list-item>
        <text:list-item>
          <text:p text:style-name="P113">Added field rotation angle printout at completion of manual WCS calibration.<text:line-break/></text:p>
        </text:list-item>
      </text:list>
      <text:p text:style-name="P3">version 1.6.2</text:p>
      <text:list xml:id="list3600102860" text:style-name="L79">
        <text:list-item>
          <text:p text:style-name="P114">For manual WCS calibration: automatically adjusts to star fields that are flipped left-to-right and/or top-to-bottom.<text:line-break/></text:p>
        </text:list-item>
      </text:list>
      <text:p text:style-name="P3">version 1.6.1</text:p>
      <text:list xml:id="list3732159703" text:style-name="L80">
        <text:list-item>
          <text:p text:style-name="P115">The version is same as 1.6.0 and serves only to test whether 1.6.0 will detect 1.6.1 and install it upon request.<text:line-break/></text:p>
        </text:list-item>
      </text:list>
      <text:p text:style-name="P3">Version 1.6.0</text:p>
      <text:list xml:id="list588607321" text:style-name="L81">
        <text:list-item>
          <text:p text:style-name="P116">Added the ability for PyMovie to check for more recent versions on startup and allow the user to choose whether to accept or not.<text:line-break/></text:p>
        </text:list-item>
      </text:list>
      <text:p text:style-name="P3">version 1.5.7</text:p>
      <text:list xml:id="list2552960873" text:style-name="L82">
        <text:list-item>
          <text:p text:style-name="P117">select VTI dropdown list is disabled unless there are missing model digits.</text:p>
        </text:list-item>
        <text:list-item>
          <text:p text:style-name="P117">Suppressed the star location dialog --- now only appears when an astrometry.net calibration is requested.<text:line-break/></text:p>
        </text:list-item>
      </text:list>
      <text:p text:style-name="P3">version 1.5.6</text:p>
      <text:list xml:id="list303543369" text:style-name="L83">
        <text:list-item>
          <text:p text:style-name="P11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901400220" text:style-name="L84">
        <text:list-item>
          <text:p text:style-name="P119">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92225036" text:style-name="L85">
        <text:list-item>
          <text:p text:style-name="P120">Changed blank detection for Kiwi to reflect the new 'normalized' model characters.</text:p>
        </text:list-item>
        <text:list-item>
          <text:p text:style-name="P120">Added (Kiwi) 8 versus 9 secondary test to resolve confusions (same thing as is being done for 6 versus 8)</text:p>
        </text:list-item>
        <text:list-item>
          <text:p text:style-name="P12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139492780" text:style-name="L86">
        <text:list-item>
          <text:p text:style-name="P121">When starting from empty folder to train Kiwi, the selection boxes initially were being displayed as red rectangles instead of yellow slanted selection boxes --- that's fixed</text:p>
        </text:list-item>
        <text:list-item>
          <text:p text:style-name="P121">At completion of choosing model digits, we now start timestamp reading.</text:p>
        </text:list-item>
        <text:list-item>
          <text:p text:style-name="P12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647265036" text:style-name="L87">
        <text:list-item>
          <text:p text:style-name="P12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66422435" text:style-name="L88">
        <text:list-item>
          <text:p text:style-name="P12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199175022" text:style-name="L89">
        <text:list-item>
          <text:p text:style-name="P124"><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4">Squashed the bug that was causing crash when training an OCR profile from an empty folder and not providing a star location when prompted.<text:line-break/></text:p>
        </text:list-item>
        <text:list-item>
          <text:p text:style-name="P12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513311191" text:style-name="L90">
        <text:list-item>
          <text:p text:style-name="P12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219373274" text:style-name="L91">
        <text:list-item>
          <text:p text:style-name="P126">Memory usage is back to normal.</text:p>
        </text:list-item>
        <text:list-item>
          <text:p text:style-name="P126">Better detection and correction of Kiwi timestamps at seconds rollover.<text:line-break/></text:p>
        </text:list-item>
      </text:list>
      <text:p text:style-name="P3">version 1.4.6</text:p>
      <text:list xml:id="list1314882177" text:style-name="L92">
        <text:list-item>
          <text:p text:style-name="P127">Experimental. <text:s/>Probably fixes the garbage collection delay at the end of Kiwi runs. <text:s/>But each analysis run causes PyMovie to claim more and more memory. <text:s/><text:line-break/></text:p>
        </text:list-item>
      </text:list>
      <text:p text:style-name="P3">version 1.4.2</text:p>
      <text:list xml:id="list1334562296" text:style-name="L93">
        <text:list-item>
          <text:p text:style-name="P12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454279241" text:style-name="L94">
        <text:list-item>
          <text:p text:style-name="P129">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740032234" text:style-name="L95">
        <text:list-item>
          <text:p text:style-name="P21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933642726" text:style-name="L96">
        <text:list-item>
          <text:p text:style-name="P130">Removed the message inadvertently left in place that said only partial support for Windows for creation of AVI-WCS folders. <text:s/>It wasn't true.</text:p>
        </text:list-item>
        <text:list-item>
          <text:p text:style-name="P13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729089380" text:style-name="L97">
        <text:list-item>
          <text:p text:style-name="P219"><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33"/>
      <text:p text:style-name="P3">version 1.3.7</text:p>
      <text:list xml:id="list1152278992" text:style-name="L98">
        <text:list-item>
          <text:p text:style-name="P131">Fixed bug where adding a custom profile was not removing existing ocr selection boxes.</text:p>
        </text:list-item>
        <text:list-item>
          <text:p text:style-name="P131">Gui change to keep 'cascade' label from disappearing on some displays.</text:p>
        </text:list-item>
        <text:list-item>
          <text:p text:style-name="P131">Started adding ability to create an AVI-WCS folder from an already open avi file. <text:s/>Just the gui and a stub where the code will go.<text:line-break/></text:p>
        </text:list-item>
      </text:list>
      <text:p text:style-name="P3">version 1.3.6</text:p>
      <text:list xml:id="list1227608631" text:style-name="L99">
        <text:list-item>
          <text:p text:style-name="P13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711955104" text:style-name="L100">
        <text:list-item>
          <text:p text:style-name="P133">Added printing of the 'confusion matrix' (correlation scores of each model digit against all the others) when 'show model digits' is invoked.</text:p>
        </text:list-item>
        <text:list-item>
          <text:p text:style-name="P133">Fixed the spurious exception that was occurring when FITS folder was in use (caused by trying to do timestamp extraction as though a VTI were in use)<text:line-break/></text:p>
        </text:list-item>
      </text:list>
      <text:p text:style-name="P3">version 1.3.4</text:p>
      <text:list xml:id="list3785887839" text:style-name="L101">
        <text:list-item>
          <text:p text:style-name="P134">Fixed BoxSprite 'start-from-scratch' specifying None instead of boxsprite as timestamp formatter.<text:line-break/></text:p>
        </text:list-item>
      </text:list>
      <text:p text:style-name="P3">version 1.3.3</text:p>
      <text:list xml:id="list365471926" text:style-name="L102">
        <text:list-item>
          <text:p text:style-name="P135">Fixed BoxSprite 'start-from-scratch' specifying iota instead of boxsprite as timestamp formatter.<text:line-break/></text:p>
        </text:list-item>
      </text:list>
      <text:p text:style-name="P3">version 1.3.2</text:p>
      <text:list xml:id="list2943620547" text:style-name="L103">
        <text:list-item>
          <text:p text:style-name="P13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515157408" text:style-name="L104">
        <text:list-item>
          <text:p text:style-name="P137">Added to ocr box right-click menu: retrain model digits, enable/disable upper/lower boxes.</text:p>
        </text:list-item>
        <text:list-item>
          <text:p text:style-name="P137">Added automatic switch to frame view if field view was selected and then Start analysis was clicked. It is possible to Pause analysis and then switch to field view without loss of data.</text:p>
        </text:list-item>
        <text:list-item>
          <text:p text:style-name="P137">Removed threshold spinner as that mechanism is no longer used for OCR --- switched to custom model digits per AVI-WCS folder instead.</text:p>
        </text:list-item>
        <text:list-item>
          <text:p text:style-name="P137">Fixed problem that kept ocr box changes and model digits from being properly preserved and restored from an AVI-WCS folder.</text:p>
        </text:list-item>
        <text:list-item>
          <text:p text:style-name="P137">Laid some framework in place for <text:s/>saving and reusing custom profiles (i.e., ocr boxes and model digits from an AVI-WCS folder) <text:line-break/></text:p>
        </text:list-item>
      </text:list>
      <text:p text:style-name="P3">version 1.3.0</text:p>
      <text:list xml:id="list1074718465" text:style-name="L105">
        <text:list-item>
          <text:p text:style-name="P13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820221727" text:style-name="L106">
        <text:list-item>
          <text:p text:style-name="P139">Made the cascading of lightcurve plots optional (and sticky)</text:p>
        </text:list-item>
        <text:list-item>
          <text:p text:style-name="P139">Made the ocr box context menu sensitive to which digits are missing from the modelDigit list.</text:p>
        </text:list-item>
        <text:list-item>
          <text:p text:style-name="P139">When a Kiwi or BoxSprite avi is in a folder, we put modelDigits and ocr box table in that directory so that OCR can be customized on a file basis.</text:p>
        </text:list-item>
        <text:list-item>
          <text:p text:style-name="P13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050165323" text:style-name="L107">
        <text:list-item>
          <text:p text:style-name="P140">Timestamp OCR for IOTA VTI models 2 and 3 are functional and useable.</text:p>
        </text:list-item>
        <text:list-item>
          <text:p text:style-name="P140">Timestamp OCR for BoxSprite is useable, but a little tedious as it requires 're-training' at every run in order to deal with the lack of well-formed and reproducible characters.</text:p>
        </text:list-item>
        <text:list-item>
          <text:p text:style-name="P140">Timestamp OCR for Kiwi is not useable (except to demonstrate and play with the challenges of the Kiwi timestamp quirks.<text:line-break/></text:p>
        </text:list-item>
      </text:list>
      <text:p text:style-name="P3">version 1.2.5</text:p>
      <text:list xml:id="list2457852160" text:style-name="L108">
        <text:list-item>
          <text:p text:style-name="P141">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3476211599" text:style-name="L109">
        <text:list-item>
          <text:p text:style-name="P14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577475050" text:style-name="L110">
        <text:list-item>
          <text:p text:style-name="P143">Fixed the omission: when AVI-WCS folder opened, the navigation buttons were not being set to match the detected fps; that is fixed.<text:line-break/></text:p>
        </text:list-item>
        <text:list-item>
          <text:p text:style-name="P1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80538827" text:style-name="L111">
        <text:list-item>
          <text:p text:style-name="P144">Changed the titling on the frame navigation buttons to use time units for ntsc/pal recordings --- fits still uses frame units as there is no set correlation between frames and time for fits recordings.</text:p>
        </text:list-item>
        <text:list-item>
          <text:p text:style-name="P144">Lightcurve plots now cascade (don't overlap) from the upper left corner of your screen down and to the right (rather than be plotted on top of each other in the center of your screen).<text:line-break/></text:p>
        </text:list-item>
      </text:list>
      <text:p text:style-name="P3">version 1.1.7</text:p>
      <text:list xml:id="list387832649" text:style-name="L112">
        <text:list-item>
          <text:p text:style-name="P14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555393680" text:style-name="L113">
        <text:list-item>
          <text:p text:style-name="P146">Added a 'Write' button to the Edit Aperture widget so that it is not necessary to close that widget to make changes take effect. <text:s/>Closing the widget still makes changes take effect --- that remains unchanged.</text:p>
        </text:list-item>
      </text:list>
      <text:list xml:id="list334896441" text:style-name="L114">
        <text:list-item>
          <text:p text:style-name="P14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139811489" text:style-name="L115">
        <text:list-item>
          <text:p text:style-name="P148">Added spinner to change default mask radius of any 'green' aperture present.</text:p>
        </text:list-item>
        <text:list-item>
          <text:p text:style-name="P14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44171124" text:style-name="L116">
        <text:list-item>
          <text:p text:style-name="P149"><text:soft-page-break/>Fixed the aperture position limit issue that occurs when the aperture size is changed AFTER the image has been loaded.<text:line-break/></text:p>
        </text:list-item>
      </text:list>
      <text:p text:style-name="P3">version 1.1.3</text:p>
      <text:list xml:id="list2874215209" text:style-name="L117">
        <text:list-item>
          <text:p text:style-name="P150">Removed some no longer needed diagnostic messages being printed in the textOut panel.<text:line-break/></text:p>
        </text:list-item>
      </text:list>
      <text:p text:style-name="P3">version 1.1.2</text:p>
      <text:list xml:id="list3306987937" text:style-name="L118">
        <text:list-item>
          <text:p text:style-name="P15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57726469" text:style-name="L119">
        <text:list-item>
          <text:p text:style-name="P152">Removed the log scaling checkbox. <text:s/>Log scaling rarely used and the image control is an adequate and flexible tool for image clipping and scaling to better see stars in an image</text:p>
        </text:list-item>
        <text:list-item>
          <text:p text:style-name="P152">Added an Edit Aperture tool that pops up a list of all aperture with their properties and provides a central place to modify same. <text:s/>This will make it easier to deal with stacked (overlapping) apertures.</text:p>
        </text:list-item>
        <text:list-item>
          <text:p text:style-name="P152">Added a default mask radius setting for each aperture rather than the one-size-fits-all of prior versions to better support the use of multiple sampling aperture/masks.</text:p>
        </text:list-item>
        <text:list-item>
          <text:p text:style-name="P152">Removed the spinner previously used for setting a global default mask.</text:p>
        </text:list-item>
        <text:list-item>
          <text:p text:style-name="P15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210419265" text:style-name="L120">
        <text:list-item>
          <text:p text:style-name="P153">Added a check on the validity of RA Dec strings on a program path that was missed in 1.0.9.<text:line-break/></text:p>
        </text:list-item>
      </text:list>
      <text:p text:style-name="P3">version 1.0.9</text:p>
      <text:list xml:id="list4049264051" text:style-name="L121">
        <text:list-item>
          <text:p text:style-name="P154">Tests the validity of RA Dec strings at the point of entry --- shows errors in textOut panel.</text:p>
        </text:list-item>
        <text:list-item>
          <text:p text:style-name="P154">Returns the aperture jogging capability that was inadvertently suppressed in 1.0.8 by the new right-click-for-help system<text:line-break/></text:p>
        </text:list-item>
      </text:list>
      <text:p text:style-name="P3">version 1.0.8</text:p>
      <text:list xml:id="list4282524282" text:style-name="L122">
        <text:list-item>
          <text:p text:style-name="P155">Made splitter settings 'sticky' so that user choices as to how much gui real estate to give to buttons versus image and textOut versus Thumbnails is preserved between sessions.</text:p>
        </text:list-item>
        <text:list-item>
          <text:p text:style-name="P155"><text:soft-page-break/>Fixed the tooltip/help info re UCAC4 format to say XXX-XXXXXX (had been XXX-XXXXX) <text:line-break/></text:p>
        </text:list-item>
      </text:list>
      <text:p text:style-name="P3">version 1.0.6</text:p>
      <text:list xml:id="list3392645172" text:style-name="L123">
        <text:list-item>
          <text:p text:style-name="P15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67910003" text:style-name="L124">
        <text:list-item>
          <text:p text:style-name="P157">Hover is now properly disabled so that help only appears with a right-click<text:line-break/></text:p>
        </text:list-item>
      </text:list>
      <text:p text:style-name="P3">version 1.0.3</text:p>
      <text:list xml:id="list2781019186" text:style-name="L125">
        <text:list-item>
          <text:p text:style-name="P158">Changed the 'help' system from a 'hover to get help' to a right-click to get help.<text:line-break/></text:p>
        </text:list-item>
      </text:list>
      <text:p text:style-name="P3">version 1.0.2</text:p>
      <text:list xml:id="list2964178831" text:style-name="L126">
        <text:list-item>
          <text:p text:style-name="P159">Fixed conversion of color image to grayscale image for avis: now processes YUV color space correctly.</text:p>
        </text:list-item>
      </text:list>
      <text:p text:style-name="P3"/>
      <text:p text:style-name="P3">version 1.0.0</text:p>
      <text:list xml:id="list2702566591" text:style-name="L127">
        <text:list-item>
          <text:p text:style-name="P160">Added documentation: PyMovie-doc.pdf</text:p>
        </text:list-item>
        <text:list-item>
          <text:p text:style-name="P160">Pushed source code to git-hub for the first time</text:p>
        </text:list-item>
        <text:list-item>
          <text:p text:style-name="P220"><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637754128" text:style-name="L128">
        <text:list-item>
          <text:p text:style-name="P16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839160426" text:style-name="L129">
        <text:list-item>
          <text:p text:style-name="P162">modified the setup.py file so that scikit-image &gt;= 0.15.0 will be automatically installed by pip if it is not already present in the Anaconda installation when PyMovie is installed.</text:p>
        </text:list-item>
        <text:list-item>
          <text:p text:style-name="P162">Added messages to the user that appear if the redact lines and/or num frames boxes associated with the Generate “finder” image button are left empty.<text:line-break/></text:p>
        </text:list-item>
      </text:list>
      <text:p text:style-name="P3">version 0.9.6</text:p>
      <text:list xml:id="list421238808" text:style-name="L130">
        <text:list-item>
          <text:p text:style-name="P163">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145933794" text:style-name="L131">
        <text:list-item>
          <text:p text:style-name="P16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4">added crosshairs to all apertures, a nice visual aid, particularly in zoomed mode.<text:line-break/></text:p>
        </text:list-item>
      </text:list>
      <text:p text:style-name="P3">version 0.9.3</text:p>
      <text:list xml:id="list2250174781" text:style-name="L132">
        <text:list-item>
          <text:p text:style-name="P165">the calculations for manual WCS calibration have definitely been 'fixed' .</text:p>
        </text:list-item>
        <text:list-item>
          <text:p text:style-name="P165">Miscellaneous small changes to GUI: labels on edit boxes for redact lines and plate scale; clear the VizieR response as soon as a change is made in UCAC4 box.<text:line-break/></text:p>
        </text:list-item>
      </text:list>
      <text:p text:style-name="P3">version 0.9.2</text:p>
      <text:list xml:id="list1638068132" text:style-name="L133">
        <text:list-item>
          <text:p text:style-name="P166">the calculations for manual WCS calibration have been 'fixed' (we hope).</text:p>
        </text:list-item>
        <text:list-item>
          <text:p text:style-name="P16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724672961" text:style-name="L134">
        <text:list-item>
          <text:p text:style-name="P167">same as 0.8.9 but added astroquery as a required package. This is used to make VizieR calls but is not a standard part of an Anaconda installation.<text:line-break/></text:p>
        </text:list-item>
      </text:list>
      <text:p text:style-name="P3">version 0.8.9</text:p>
      <text:list xml:id="list2656545595" text:style-name="L135">
        <text:list-item>
          <text:p text:style-name="P16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01428314" text:style-name="L136">
        <text:list-item>
          <text:p text:style-name="P16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401348207" text:style-name="L137">
        <text:list-item>
          <text:p text:style-name="P170"><text:soft-page-break/>WCS calibration through nova.astrometry.net now works for both AVI-WCS folders and FITS folders.<text:line-break/></text:p>
        </text:list-item>
      </text:list>
      <text:p text:style-name="P3">version 0.8.5</text:p>
      <text:list xml:id="list255429440" text:style-name="L138">
        <text:list-item>
          <text:p text:style-name="P171">adds an option for WCS calibration when AVI-WCS folder is used to hold observation video (or a link to one) through an on-connection to nova.astrometry.net<text:line-break/></text:p>
        </text:list-item>
      </text:list>
      <text:p text:style-name="P3">version 0.8.4</text:p>
      <text:list xml:id="list2753169652" text:style-name="L139">
        <text:list-item>
          <text:p text:style-name="P172">removed the self.pointed_at_aperture = None statement in removeAperture method. <text:s/>Just trying stuff.<text:line-break/></text:p>
        </text:list-item>
      </text:list>
      <text:p text:style-name="P3">version 0.8.3</text:p>
      <text:list xml:id="list2201300850" text:style-name="L140">
        <text:list-item>
          <text:p text:style-name="P173">still working on avoiding crashes while deleting apertures under win7. Added manual disconnect of slot/signals for the aperture before deleting it.<text:line-break/></text:p>
        </text:list-item>
      </text:list>
      <text:p text:style-name="P3">version 0.8.2</text:p>
      <text:list xml:id="list984136972" text:style-name="L141">
        <text:list-item>
          <text:p text:style-name="P174">another variation on deleting apertures, this time without the aperture.deleteLater() call.<text:line-break/></text:p>
        </text:list-item>
      </text:list>
      <text:p text:style-name="P3">version 0.8.1</text:p>
      <text:list xml:id="list1627938473" text:style-name="L142">
        <text:list-item>
          <text:p text:style-name="P175">another attempt to squash the win7 crash-on-delete-then-run bug.<text:line-break/></text:p>
        </text:list-item>
      </text:list>
      <text:p text:style-name="P3">version 0.8.0</text:p>
      <text:list xml:id="list1358359088" text:style-name="L143">
        <text:list-item>
          <text:p text:style-name="P17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113437348" text:style-name="L144">
        <text:list-item>
          <text:p text:style-name="P17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100694855" text:style-name="L145">
        <text:list-item>
          <text:p text:style-name="P178">restored the automatic green property for a newly added aperture.<text:line-break/></text:p>
        </text:list-item>
      </text:list>
      <text:p text:style-name="P3">version 0.7.7</text:p>
      <text:list xml:id="list3300786244" text:style-name="L146">
        <text:list-item>
          <text:p text:style-name="P179">fixes the 'jumping mask' problem that appears when 'use yellow mask as default' is in use.<text:line-break/></text:p>
        </text:list-item>
      </text:list>
      <text:p text:style-name="P3">version 0.7.4</text:p>
      <text:list xml:id="list1437807004" text:style-name="L147">
        <text:list-item>
          <text:p text:style-name="P180">added code to ensure that when the yellow aperture mask is being used as the default mask that it is evaluated first whenever a there is a frame change.<text:line-break/></text:p>
        </text:list-item>
      </text:list>
      <text:p text:style-name="P3">version 0.7.3</text:p>
      <text:list xml:id="list1645440687" text:style-name="L148">
        <text:list-item>
          <text:p text:style-name="P181">returned the option of simply opening an avi file --- use the Open AVI file button.</text:p>
        </text:list-item>
        <text:list-item>
          <text:p text:style-name="P181">Now there is a new button labelled Select AVI/WCS folder for when the user wants to <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70206957" text:style-name="L149">
        <text:list-item>
          <text:p text:style-name="P18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38732112" text:style-name="L150">
        <text:list-item>
          <text:p text:style-name="P183">finally found bug that was causing confusing thumbnail updates. Should be better now.<text:line-break/></text:p>
        </text:list-item>
      </text:list>
      <text:p text:style-name="P3">version 0.6.8</text:p>
      <text:list xml:id="list1837173999" text:style-name="L151">
        <text:list-item>
          <text:p text:style-name="P184">tightened up the spacing between GUI elements to provide more vertical space for text box</text:p>
        </text:list-item>
        <text:list-item>
          <text:p text:style-name="P184">changed labelling of mask threshold spinner<text:line-break/></text:p>
        </text:list-item>
      </text:list>
      <text:p text:style-name="P3">version 0.6.7</text:p>
      <text:list xml:id="list2019556509" text:style-name="L152">
        <text:list-item>
          <text:p text:style-name="P185">rearrange items on GUI to allow for large Clear plot data button</text:p>
        </text:list-item>
        <text:list-item>
          <text:p text:style-name="P185">added 'hooks' for experimenting with WCS/astrometry.net</text:p>
        </text:list-item>
        <text:list-item>
          <text:p text:style-name="P185">fixed issue where Thumbnail One was not always synchronized with Thumbnail Two (probably)</text:p>
        </text:list-item>
        <text:list-item>
          <text:p text:style-name="P185">made thumbnail display policy the same whether stepping through or running an analysis<text:line-break/></text:p>
        </text:list-item>
      </text:list>
      <text:p text:style-name="P3">version 0.6.6</text:p>
      <text:list xml:id="list2580507446" text:style-name="L153">
        <text:list-item>
          <text:p text:style-name="P186">new policy: all newly created apertures default to having auto-display enabled.</text:p>
        </text:list-item>
        <text:list-item>
          <text:p text:style-name="P18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68012369" text:style-name="L154">
        <text:list-item>
          <text:p text:style-name="P187">with the success of 'dynamic' aperture display, we have adopted a policy when creating an aperture of setting all its special properties (jogging and auto-display) OFF and NOT touching the properties of any already-in-place apertures. In the previous version, <text:soft-page-break/>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475315627" text:style-name="L155">
        <text:list-item>
          <text:p text:style-name="P18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255095092" text:style-name="L156">
        <text:list-item>
          <text:p text:style-name="P189">changed the mask for a white aperture to have a black border. This is visually clearer as to what is going and avoids the 'complaints' from within the pyqtgraph histogram widget when all pixels have the same value</text:p>
        </text:list-item>
        <text:list-item>
          <text:p text:style-name="P189">added a 3D display (rotatable and zoomable by left and right mouse drag) for the Thumbnail One image.<text:line-break/></text:p>
        </text:list-item>
      </text:list>
      <text:p text:style-name="P3">version 0.4.8</text:p>
      <text:list xml:id="list3269015686" text:style-name="L157">
        <text:list-item>
          <text:p text:style-name="P190">now, if you put your cursor on an aperture, the name and major properties of the aperture appear in the status bar in the very bottom left corner of the GUI<text:line-break/></text:p>
        </text:list-item>
      </text:list>
      <text:p text:style-name="P3">version 0.4.6</text:p>
      <text:list xml:id="list3330563685" text:style-name="L158">
        <text:list-item>
          <text:p text:style-name="P191">added the name of aperture to its context menu --- appears at the top of the right-click menu</text:p>
        </text:list-item>
        <text:list-item>
          <text:p text:style-name="P19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1">Added cross hairs to thumbnail One to aid in manual positioning of apertures.<text:line-break/></text:p>
        </text:list-item>
      </text:list>
      <text:p text:style-name="P3">version 0.4.5</text:p>
      <text:list xml:id="list1481645267" text:style-name="L159">
        <text:list-item>
          <text:p text:style-name="P192">removed debug printout from Demo Robust</text:p>
        </text:list-item>
        <text:list-item>
          <text:p text:style-name="P192">added auto-naming to no-snap aperture creation (just overlooked it earlier)</text:p>
        </text:list-item>
        <text:list-item>
          <text:p text:style-name="P192">ThumbNailOne no longer uses log scaling. Instead, it uses whatever scaling is in force for the frame image.<text:line-break/></text:p>
        </text:list-item>
      </text:list>
      <text:p text:style-name="P3">version 0.4.4</text:p>
      <text:list xml:id="list2892277346" text:style-name="L160">
        <text:list-item>
          <text:p text:style-name="P193">added button to read a bmp file, assumed to be a star locator. <text:s/>Any apertures positioned on this image will be preserved when the avi file is opened.<text:line-break/></text:p>
        </text:list-item>
      </text:list>
      <text:p text:style-name="P3">version 0.4.3</text:p>
      <text:list xml:id="list3260084683" text:style-name="L161">
        <text:list-item>
          <text:p text:style-name="P194">made it unnecessary to close the image range control for level changes to be reflected in subsequent frame changes<text:line-break/></text:p>
        </text:list-item>
      </text:list>
      <text:p text:style-name="P3"><text:soft-page-break/>version 0.4.2</text:p>
      <text:list xml:id="list2034355217" text:style-name="L162">
        <text:list-item>
          <text:p text:style-name="P195">the 'no snap' aperture was actually 'snapping' <text:s/>--- that's been fixed</text:p>
        </text:list-item>
        <text:list-item>
          <text:p text:style-name="P195">added a demonstration plot to let the user see visually what the robust mean and std calculations are doing.<text:line-break/></text:p>
        </text:list-item>
      </text:list>
      <text:p text:style-name="P3">version 0.4.1</text:p>
      <text:list xml:id="list3829901998" text:style-name="L163">
        <text:list-item>
          <text:p text:style-name="P196">made the changes in image display through use of the image range control 'sticky' so that any changes made apply to all images going forward</text:p>
        </text:list-item>
        <text:list-item>
          <text:p text:style-name="P19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255360309" text:style-name="L164">
        <text:list-item>
          <text:p text:style-name="P197">added an image range control to give user complete control over image 'stretching'. This is a visual effect only as an aid to identifying stars --- it does not affect any underlying data values.</text:p>
        </text:list-item>
        <text:list-item>
          <text:p text:style-name="P19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3191125" text:style-name="L165">
        <text:list-item>
          <text:p text:style-name="P198">added fast navigate buttons to speed going forward and backward through images</text:p>
        </text:list-item>
        <text:list-item>
          <text:p text:style-name="P198">now the text box gets cleared when a new image file is successfully opened</text:p>
        </text:list-item>
        <text:list-item>
          <text:p text:style-name="P198">changed the way apertures are deleted in support of chasing a pesky sporadic crash when apertures are deleted</text:p>
        </text:list-item>
        <text:list-item>
          <text:p text:style-name="P198">add a spinbox to allow the user to select the plot symbol size --- it's set by a spinbox that is 'sticky'</text:p>
        </text:list-item>
        <text:list-item>
          <text:p text:style-name="P198">some rearranging of GUI elements</text:p>
        </text:list-item>
        <text:list-item>
          <text:p text:style-name="P198">changed label on threshold box to help user understand better what a value in this box means</text:p>
        </text:list-item>
        <text:list-item>
          <text:p text:style-name="P198">added a legend to the composite lightcurve plot to identify the curves<text:line-break/></text:p>
        </text:list-item>
      </text:list>
      <text:p text:style-name="P3">version 0.3.8</text:p>
      <text:list xml:id="list239629388" text:style-name="L166">
        <text:list-item>
          <text:p text:style-name="P199">added a try/except block around aperture delete code to see if we can track down crashes that are occurring sporadically <text:s/>under Win 7 OS (but not Mac or Win 10)</text:p>
        </text:list-item>
      </text:list>
      <text:p text:style-name="P3"/>
      <text:p text:style-name="P3">version 0.3.6</text:p>
      <text:list xml:id="list1476715112" text:style-name="L167">
        <text:list-item>
          <text:p text:style-name="P200">made the log scale image checkbox 'sticky' so that PyMovie can 'adapt' to your preferred image view.</text:p>
        </text:list-item>
        <text:list-item>
          <text:p text:style-name="P200">removed white apertures from the aperture constellation during tracking so that it/they will remain fixed on the image wherever you originally placed it/them.<text:line-break/></text:p>
        </text:list-item>
      </text:list>
      <text:p text:style-name="P3">version 0.3.5</text:p>
      <text:list xml:id="list4024632084" text:style-name="L168">
        <text:list-item>
          <text:p text:style-name="P201">fixed double yellow tracking that was accidentally broken by a change introduced in 0.3.4<text:line-break/></text:p>
        </text:list-item>
      </text:list>
      <text:p text:style-name="P3"><text:soft-page-break/>version 0.3.4</text:p>
      <text:list xml:id="list2684724650" text:style-name="L169">
        <text:list-item>
          <text:p text:style-name="P202">added timestamp printout when running fits files with DATE-OBS in fits metadata</text:p>
        </text:list-item>
        <text:list-item>
          <text:p text:style-name="P202">initialized timestamp correctly<text:line-break/></text:p>
        </text:list-item>
      </text:list>
      <text:p text:style-name="P3">version 0.3.3</text:p>
      <text:list xml:id="list2968275371" text:style-name="L170">
        <text:list-item>
          <text:p text:style-name="P203">added timestamp extraction from 'fits files under the assumption that they came from a QHY-174M-GPS. <text:s/>This completes PyMovie for users of the QHY-174 that record in int16 fits files.<text:line-break/></text:p>
        </text:list-item>
      </text:list>
      <text:p text:style-name="P3">version 0.3.2</text:p>
      <text:list xml:id="list1712284710" text:style-name="L171">
        <text:list-item>
          <text:p text:style-name="P20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644259241" text:style-name="L172">
        <text:list-item>
          <text:p text:style-name="P205">field processing of avi files now operational<text:line-break/></text:p>
        </text:list-item>
      </text:list>
      <text:p text:style-name="P3">version 0.3.0</text:p>
      <text:list xml:id="list3771985721" text:style-name="L173">
        <text:list-item>
          <text:p text:style-name="P206">fixed tracking during wind shake (accidentally broken in 0.2.9)</text:p>
        </text:list-item>
        <text:list-item>
          <text:p text:style-name="P206">now we enable/disable controls that are specific to avi versus fits file processing</text:p>
        </text:list-item>
        <text:list-item>
          <text:p text:style-name="P206">added printout of frames per second read from avi files</text:p>
        </text:list-item>
        <text:list-item>
          <text:p text:style-name="P206">added ability to view both fields of an avi frame</text:p>
        </text:list-item>
        <text:list-item>
          <text:p text:style-name="P206">added update of default mask when aperture size is changed to solve the mask/thumbnail shape mis-match exception from occurring</text:p>
        </text:list-item>
        <text:list-item>
          <text:p text:style-name="P206">added aperture constellation tracking during manual (frame spinbox) changing of frame. <text:s/>It was confusing to have aperture constellation tracking only active during a 'run'<text:line-break/></text:p>
        </text:list-item>
      </text:list>
      <text:p text:style-name="P3">version 0.2.9</text:p>
      <text:list xml:id="list966279253" text:style-name="L174">
        <text:list-item>
          <text:p text:style-name="P20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7">Added the controls for dealing with field level avi stuff --- no code behind the controls yet</text:p>
        </text:list-item>
        <text:list-item>
          <text:p text:style-name="P207">found a way to do random access reading of an avi file so it is no longer necessary to read the entire file into memory!! (which has been a real problem)<text:line-break/></text:p>
        </text:list-item>
      </text:list>
      <text:p text:style-name="P3">version 0.2.8</text:p>
      <text:list xml:id="list2105101718" text:style-name="L175">
        <text:list-item>
          <text:p text:style-name="P208">generalized the display of FITS metadata to show the header data (metadata) from the current frame rather than just frame 0</text:p>
        </text:list-item>
        <text:list-item>
          <text:p text:style-name="P208">rearranged the columns in the csv file so that all signals appear starting in the column following time stamp data. R-OTE and PyOTE can read this file format.<text:line-break/></text:p>
        </text:list-item>
      </text:list>
      <text:p text:style-name="P3">version 0.2.7</text:p>
      <text:list xml:id="list3374286790" text:style-name="L176">
        <text:list-item>
          <text:p text:style-name="P209">changed the snap-to-blob function to require user to place cursor on/near star of <text:soft-page-break/>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9">The aperture name dialog now pops up whenever an aperture is created. This save mouse clicks and encourages good practices.</text:p>
        </text:list-item>
        <text:list-item>
          <text:p text:style-name="P209">The title on the Number of pixels plot has been expanded to clarify the meaning of negative mask pixel counts.</text:p>
        </text:list-item>
        <text:list-item>
          <text:p text:style-name="P209">Removed Inc threshold and Dec threshold menu items from the aperture specific context menu. The Inc and Dec functions are more clearly handled by the spinbox on the main GUI window.<text:line-break/></text:p>
        </text:list-item>
      </text:list>
      <text:p text:style-name="P3">version 0.2.6</text:p>
      <text:list xml:id="list1418678851" text:style-name="L177">
        <text:list-item>
          <text:p text:style-name="P210">added PyMovie-info.pdf to the distribution (to make the About button work)</text:p>
        </text:list-item>
        <text:list-item>
          <text:p text:style-name="P210">added opencv-python to the required packages list so that Anaconda installations that lack this package (known as cv2) will have it automatically added</text:p>
        </text:list-item>
        <text:list-item>
          <text:p text:style-name="P210">increased the allowed distance of computed masks from aperture center from 4 pixels to 6 pixels (this only comes into effect when there is a yellow aperture present</text:p>
        </text:list-item>
        <text:list-item>
          <text:p text:style-name="P210">set thresh = 0 when aperture is created rather than None to deal with cases where an aperture is added where there is no image<text:line-break/></text:p>
        </text:list-item>
      </text:list>
      <text:p text:style-name="P3">version 0.2.5</text:p>
      <text:list xml:id="list3546259847" text:style-name="L178">
        <text:list-item>
          <text:p text:style-name="P21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21:05:43.710573543</dc:date>
    <meta:editing-cycles>270</meta:editing-cycles>
    <meta:editing-duration>PT16H42M42S</meta:editing-duration>
    <meta:document-statistic meta:table-count="0" meta:image-count="3" meta:object-count="0" meta:page-count="29" meta:paragraph-count="473" meta:word-count="11244" meta:character-count="65559" meta:non-whitespace-character-count="54495"/>
    <meta:template xlink:type="simple" xlink:actuate="onRequest" xlink:title="" xlink:href="Normal.dotm"/>
  </office:meta>
</office:document-meta>
</file>